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Gener</text:p>
          </table:table-cell>
          <table:table-cell office:value-type="string" calcext:value-type="string">
            <text:p>Deg</text:p>
          </table:table-cell>
          <table:table-cell table:style-name="Default" office:value-type="string" calcext:value-type="string">
            <text:p>BC</text:p>
          </table:table-cell>
          <table:table-cell table:style-name="Default" office:value-type="string" calcext:value-type="string">
            <text:p>PR</text:p>
          </table:table-cell>
          <table:table-cell office:value-type="string" calcext:value-type="string">
            <text:p>Com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rique Pereira Santo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0.007656389219708" calcext:value-type="float">
            <text:p>0,007656</text:p>
          </table:table-cell>
          <table:table-cell office:value-type="float" office:value="0.00324817451836666" calcext:value-type="float">
            <text:p>0,00324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drigo Favret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0.0377137690456108" calcext:value-type="float">
            <text:p>0,037714</text:p>
          </table:table-cell>
          <table:table-cell office:value-type="float" office:value="0.00374999887680765" calcext:value-type="float">
            <text:p>0,00375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naldo Matzenau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0.0245800905375947" calcext:value-type="float">
            <text:p>0,024580</text:p>
          </table:table-cell>
          <table:table-cell office:value-type="float" office:value="0.00402447215665576" calcext:value-type="float">
            <text:p>0,0040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lson Sebastiao Mod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.0206915218933112" calcext:value-type="float">
            <text:p>0,020692</text:p>
          </table:table-cell>
          <table:table-cell office:value-type="float" office:value="0.0014521435127822" calcext:value-type="float">
            <text:p>0,00145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ulo Vitor Dutra Souz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0.0318611126955711" calcext:value-type="float">
            <text:p>0,031861</text:p>
          </table:table-cell>
          <table:table-cell office:value-type="float" office:value="0.0044802305664166" calcext:value-type="float">
            <text:p>0,0044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dre Dabdab Abichequ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0.0265720651892668" calcext:value-type="float">
            <text:p>0,026572</text:p>
          </table:table-cell>
          <table:table-cell office:value-type="float" office:value="0.00357680192745036" calcext:value-type="float">
            <text:p>0,00357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uciano Kayser Varg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0.0113373771344122" calcext:value-type="float">
            <text:p>0,011337</text:p>
          </table:table-cell>
          <table:table-cell office:value-type="float" office:value="0.00357292203326592" calcext:value-type="float">
            <text:p>0,00357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acir Antonio Berla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0.00764298746539947" calcext:value-type="float">
            <text:p>0,007643</text:p>
          </table:table-cell>
          <table:table-cell office:value-type="float" office:value="0.00223612499764956" calcext:value-type="float">
            <text:p>0,00223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nato Serena Fontanel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0.00382038727890256" calcext:value-type="float">
            <text:p>0,003820</text:p>
          </table:table-cell>
          <table:table-cell office:value-type="float" office:value="0.00198300880350692" calcext:value-type="float">
            <text:p>0,00198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ilson Gilberto Flec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0.000200961580874245" calcext:value-type="float">
            <text:p>0,000201</text:p>
          </table:table-cell>
          <table:table-cell office:value-type="float" office:value="0.00248901820304405" calcext:value-type="float">
            <text:p>0,00248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rnando Iraja Felix Carvalh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0.045043800449914" calcext:value-type="float">
            <text:p>0,045044</text:p>
          </table:table-cell>
          <table:table-cell office:value-type="float" office:value="0.00390701632621884" calcext:value-type="float">
            <text:p>0,00390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atriz Marti Emygdi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float" office:value="0.012442960841999" calcext:value-type="float">
            <text:p>0,012443</text:p>
          </table:table-cell>
          <table:table-cell office:value-type="float" office:value="0.00327568881734812" calcext:value-type="float">
            <text:p>0,00327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berto Cargnelutti Filh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0.0424526711554936" calcext:value-type="float">
            <text:p>0,042453</text:p>
          </table:table-cell>
          <table:table-cell office:value-type="float" office:value="0.00298345414878104" calcext:value-type="float">
            <text:p>0,00298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to Carlos Kol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office:value-type="float" office:value="0.0142692061911061" calcext:value-type="float">
            <text:p>0,014269</text:p>
          </table:table-cell>
          <table:table-cell office:value-type="float" office:value="0.00294468079970076" calcext:value-type="float">
            <text:p>0,0029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a Regina Dos Santos Wol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0.0144815844029818" calcext:value-type="float">
            <text:p>0,014482</text:p>
          </table:table-cell>
          <table:table-cell office:value-type="float" office:value="0.00285810431344295" calcext:value-type="float">
            <text:p>0,00285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ilson Toniet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0.0474869758690464" calcext:value-type="float">
            <text:p>0,047487</text:p>
          </table:table-cell>
          <table:table-cell office:value-type="float" office:value="0.00238039137584399" calcext:value-type="float">
            <text:p>0,00238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liano Garcia Bertol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0.00727491356376941" calcext:value-type="float">
            <text:p>0,007275</text:p>
          </table:table-cell>
          <table:table-cell office:value-type="float" office:value="0.0025209686751658" calcext:value-type="float">
            <text:p>0,00252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quel Paz da Silv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0.00727491356376941" calcext:value-type="float">
            <text:p>0,007275</text:p>
          </table:table-cell>
          <table:table-cell office:value-type="float" office:value="0.0025209686751658" calcext:value-type="float">
            <text:p>0,00252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idio Antonio Barn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0.00513342734881837" calcext:value-type="float">
            <text:p>0,005133</text:p>
          </table:table-cell>
          <table:table-cell office:value-type="float" office:value="0.00190622075421178" calcext:value-type="float">
            <text:p>0,00190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nito Guimaraes Brit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0.00948479486434826" calcext:value-type="float">
            <text:p>0,009485</text:p>
          </table:table-cell>
          <table:table-cell office:value-type="float" office:value="0.00309777364160155" calcext:value-type="float">
            <text:p>0,00309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uno Brito Lisbo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 office:value-type="float" office:value="0.0122538737851232" calcext:value-type="float">
            <text:p>0,012254</text:p>
          </table:table-cell>
          <table:table-cell office:value-type="float" office:value="0.00292891590733971" calcext:value-type="float">
            <text:p>0,00292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a Rosane Rodrigu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office:value-type="float" office:value="0.0313548477815141" calcext:value-type="float">
            <text:p>0,031355</text:p>
          </table:table-cell>
          <table:table-cell office:value-type="float" office:value="0.00274512727973168" calcext:value-type="float">
            <text:p>0,00274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orge Dubal Marti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0.0149738982300223" calcext:value-type="float">
            <text:p>0,014974</text:p>
          </table:table-cell>
          <table:table-cell office:value-type="float" office:value="0.00203222958221826" calcext:value-type="float">
            <text:p>0,00203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ime Ricardo Tavares Malu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0.00054251563145629" calcext:value-type="float">
            <text:p>0,000543</text:p>
          </table:table-cell>
          <table:table-cell office:value-type="float" office:value="0.0019948880631001" calcext:value-type="float">
            <text:p>0,0019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ero Bergamasch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0.00305130766296926" calcext:value-type="float">
            <text:p>0,003051</text:p>
          </table:table-cell>
          <table:table-cell office:value-type="float" office:value="0.00196807977248654" calcext:value-type="float">
            <text:p>0,00196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sandra Souto Cavall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float" office:value="0.0125001818396697" calcext:value-type="float">
            <text:p>0,012500</text:p>
          </table:table-cell>
          <table:table-cell office:value-type="float" office:value="0.00304010838747039" calcext:value-type="float">
            <text:p>0,00304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elly Cristina Tagliari de Bri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0.00486708942568211" calcext:value-type="float">
            <text:p>0,004867</text:p>
          </table:table-cell>
          <table:table-cell office:value-type="float" office:value="0.00262728410177372" calcext:value-type="float">
            <text:p>0,00262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ne Rodrigues de Assis Mach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0.0182826679568153" calcext:value-type="float">
            <text:p>0,018283</text:p>
          </table:table-cell>
          <table:table-cell office:value-type="float" office:value="0.00268316463301097" calcext:value-type="float">
            <text:p>0,00268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ose Ricardo Pfeifer Silvei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0.0137796941240396" calcext:value-type="float">
            <text:p>0,013780</text:p>
          </table:table-cell>
          <table:table-cell office:value-type="float" office:value="0.00220764512305321" calcext:value-type="float">
            <text:p>0,00220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ose Carlos Leite Rei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0.00854275987955811" calcext:value-type="float">
            <text:p>0,008543</text:p>
          </table:table-cell>
          <table:table-cell office:value-type="float" office:value="0.00227011276188043" calcext:value-type="float">
            <text:p>0,00227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vid Emilio S N Barcell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0.000014997132901063" calcext:value-type="float">
            <text:p>0,000015</text:p>
          </table:table-cell>
          <table:table-cell office:value-type="float" office:value="0.00190535694002619" calcext:value-type="float">
            <text:p>0,00190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ulio Cesar Barreneche Lhamb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.00000714569273521239" calcext:value-type="float">
            <text:p>0,000007</text:p>
          </table:table-cell>
          <table:table-cell office:value-type="float" office:value="0.00113642196068365" calcext:value-type="float">
            <text:p>0,0011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ria Helena Fermi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0.0371447667194585" calcext:value-type="float">
            <text:p>0,037145</text:p>
          </table:table-cell>
          <table:table-cell office:value-type="float" office:value="0.00194834811556438" calcext:value-type="float">
            <text:p>0,0019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gio Francisco Schwarz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0.0364271680607602" calcext:value-type="float">
            <text:p>0,036427</text:p>
          </table:table-cell>
          <table:table-cell office:value-type="float" office:value="0.00242908009058225" calcext:value-type="float">
            <text:p>0,0024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guel Dall Agno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0.028763008242397" calcext:value-type="float">
            <text:p>0,028763</text:p>
          </table:table-cell>
          <table:table-cell office:value-type="float" office:value="0.00232979089899578" calcext:value-type="float">
            <text:p>0,0023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nara Fatima Conterat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0.0175093800714933" calcext:value-type="float">
            <text:p>0,017509</text:p>
          </table:table-cell>
          <table:table-cell office:value-type="float" office:value="0.00222510954516419" calcext:value-type="float">
            <text:p>0,00222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afael Anzanell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0.00767817917162895" calcext:value-type="float">
            <text:p>0,007678</text:p>
          </table:table-cell>
          <table:table-cell office:value-type="float" office:value="0.00186479964869011" calcext:value-type="float">
            <text:p>0,00186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andra Maria Borows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0.000014997132901063" calcext:value-type="float">
            <text:p>0,000015</text:p>
          </table:table-cell>
          <table:table-cell office:value-type="float" office:value="0.00173911944661763" calcext:value-type="float">
            <text:p>0,00173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oao Caetano Fioravanc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.00893481657934384" calcext:value-type="float">
            <text:p>0,008935</text:p>
          </table:table-cell>
          <table:table-cell office:value-type="float" office:value="0.00115932196064961" calcext:value-type="float">
            <text:p>0,00115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lberto Omar To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.00000299942658021261" calcext:value-type="float">
            <text:p>0,000003</text:p>
          </table:table-cell>
          <table:table-cell office:value-type="float" office:value="0.00121513748875415" calcext:value-type="float">
            <text:p>0,0012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uis Antonio Chiarad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.00154876273653566" calcext:value-type="float">
            <text:p>0,001549</text:p>
          </table:table-cell>
          <table:table-cell office:value-type="float" office:value="0.00110215905763303" calcext:value-type="float">
            <text:p>0,00110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ernadete Ra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0.0228525370844709" calcext:value-type="float">
            <text:p>0,022853</text:p>
          </table:table-cell>
          <table:table-cell office:value-type="float" office:value="0.00178533516544981" calcext:value-type="float">
            <text:p>0,00178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vandro Luiz Miss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0.0208309195798251" calcext:value-type="float">
            <text:p>0,020831</text:p>
          </table:table-cell>
          <table:table-cell office:value-type="float" office:value="0.00154444801723132" calcext:value-type="float">
            <text:p>0,00154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ose Brau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0.00916448326055313" calcext:value-type="float">
            <text:p>0,009164</text:p>
          </table:table-cell>
          <table:table-cell office:value-type="float" office:value="0.00162647042585277" calcext:value-type="float">
            <text:p>0,00162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istides Camara Bue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0.00401509909012338" calcext:value-type="float">
            <text:p>0,004015</text:p>
          </table:table-cell>
          <table:table-cell office:value-type="float" office:value="0.00163627244568575" calcext:value-type="float">
            <text:p>0,0016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endel Paulo Silvest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0.000142384544131269" calcext:value-type="float">
            <text:p>0,000142</text:p>
          </table:table-cell>
          <table:table-cell office:value-type="float" office:value="0.0023842933079812" calcext:value-type="float">
            <text:p>0,00238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aiane Silva Lattua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0.0197714422840192" calcext:value-type="float">
            <text:p>0,019771</text:p>
          </table:table-cell>
          <table:table-cell office:value-type="float" office:value="0.00143986056533647" calcext:value-type="float">
            <text:p>0,0014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alileo Adeli Buri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0.0018537104867235" calcext:value-type="float">
            <text:p>0,001854</text:p>
          </table:table-cell>
          <table:table-cell office:value-type="float" office:value="0.00163930162431016" calcext:value-type="float">
            <text:p>0,0016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duino Estefa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0.0018537104867235" calcext:value-type="float">
            <text:p>0,001854</text:p>
          </table:table-cell>
          <table:table-cell office:value-type="float" office:value="0.00163930162431016" calcext:value-type="float">
            <text:p>0,0016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uiz Alberto Hoss Mora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309223236734154" calcext:value-type="float">
            <text:p>0,003092</text:p>
          </table:table-cell>
          <table:table-cell office:value-type="float" office:value="0.00130509292658668" calcext:value-type="float">
            <text:p>0,00130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ibas Antonio Vid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00681046270565921" calcext:value-type="float">
            <text:p>0,000068</text:p>
          </table:table-cell>
          <table:table-cell office:value-type="float" office:value="0.00176364572859857" calcext:value-type="float">
            <text:p>0,00176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dar Ferrari Filh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000458735829914869" calcext:value-type="float">
            <text:p>0,000005</text:p>
          </table:table-cell>
          <table:table-cell office:value-type="float" office:value="0.00137695630498347" calcext:value-type="float">
            <text:p>0,00137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afael Gomes Dionell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000458735829914869" calcext:value-type="float">
            <text:p>0,000005</text:p>
          </table:table-cell>
          <table:table-cell office:value-type="float" office:value="0.00137695630498347" calcext:value-type="float">
            <text:p>0,00137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eandro Gal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0.000143390234219929" calcext:value-type="float">
            <text:p>0,000143</text:p>
          </table:table-cell>
          <table:table-cell office:value-type="float" office:value="0.00225507293883446" calcext:value-type="float">
            <text:p>0,00225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oniel Geter Lauz Ferrei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0.0124347284604973" calcext:value-type="float">
            <text:p>0,012435</text:p>
          </table:table-cell>
          <table:table-cell office:value-type="float" office:value="0.00181671894059156" calcext:value-type="float">
            <text:p>0,0018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vonete Fatima Tazz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0.0265699126299409" calcext:value-type="float">
            <text:p>0,026570</text:p>
          </table:table-cell>
          <table:table-cell office:value-type="float" office:value="0.00155212146760315" calcext:value-type="float">
            <text:p>0,0015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ulio Otavio Jardim Barcell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0.000126240571655419" calcext:value-type="float">
            <text:p>0,000126</text:p>
          </table:table-cell>
          <table:table-cell office:value-type="float" office:value="0.00236181031498827" calcext:value-type="float">
            <text:p>0,00236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rcos Caraff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0.0126057170204389" calcext:value-type="float">
            <text:p>0,012606</text:p>
          </table:table-cell>
          <table:table-cell office:value-type="float" office:value="0.00194558122569035" calcext:value-type="float">
            <text:p>0,00194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var Antonio Sarto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0.00467608792741696" calcext:value-type="float">
            <text:p>0,004676</text:p>
          </table:table-cell>
          <table:table-cell office:value-type="float" office:value="0.00182305568657676" calcext:value-type="float">
            <text:p>0,0018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dreia Mara Rotta Olivei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0.0342918458964507" calcext:value-type="float">
            <text:p>0,034292</text:p>
          </table:table-cell>
          <table:table-cell office:value-type="float" office:value="0.00161822232223965" calcext:value-type="float">
            <text:p>0,0016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obson Andreaz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0.00684246339303378" calcext:value-type="float">
            <text:p>0,006842</text:p>
          </table:table-cell>
          <table:table-cell office:value-type="float" office:value="0.0018128575358719" calcext:value-type="float">
            <text:p>0,00181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iego Bitencourt de Dav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0.000485429784348591" calcext:value-type="float">
            <text:p>0,000485</text:p>
          </table:table-cell>
          <table:table-cell office:value-type="float" office:value="0.00144583892928521" calcext:value-type="float">
            <text:p>0,00144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ose Paulo Guadagn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0.000257172830883491" calcext:value-type="float">
            <text:p>0,000257</text:p>
          </table:table-cell>
          <table:table-cell office:value-type="float" office:value="0.00184868565191285" calcext:value-type="float">
            <text:p>0,0018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efferson Luis Meirelles Coimb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0.00690115125049623" calcext:value-type="float">
            <text:p>0,006901</text:p>
          </table:table-cell>
          <table:table-cell office:value-type="float" office:value="0.00161302697989164" calcext:value-type="float">
            <text:p>0,0016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drea Ferretto da Roc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0.00462458647611486" calcext:value-type="float">
            <text:p>0,004625</text:p>
          </table:table-cell>
          <table:table-cell office:value-type="float" office:value="0.00149241156088134" calcext:value-type="float">
            <text:p>0,00149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ulo Estanislao Reckzie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0.0000666931321953156" calcext:value-type="float">
            <text:p>0,000067</text:p>
          </table:table-cell>
          <table:table-cell office:value-type="float" office:value="0.00167218068002959" calcext:value-type="float">
            <text:p>0,00167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laudimar Sidnei F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876643787429337" calcext:value-type="float">
            <text:p>0,008766</text:p>
          </table:table-cell>
          <table:table-cell office:value-type="float" office:value="0.00111772590604374" calcext:value-type="float">
            <text:p>0,0011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Valmor Bar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.000137769880127959" calcext:value-type="float">
            <text:p>0,000138</text:p>
          </table:table-cell>
          <table:table-cell office:value-type="float" office:value="0.00124719207813177" calcext:value-type="float">
            <text:p>0,0012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aise Costa Cal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.000772793436548895" calcext:value-type="float">
            <text:p>0,000773</text:p>
          </table:table-cell>
          <table:table-cell office:value-type="float" office:value="0.00115079831988486" calcext:value-type="float">
            <text:p>0,0011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ristina Leonhard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.000772793436548895" calcext:value-type="float">
            <text:p>0,000773</text:p>
          </table:table-cell>
          <table:table-cell office:value-type="float" office:value="0.00115079831988486" calcext:value-type="float">
            <text:p>0,0011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wton de Lucena Cos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.000116448326055313" calcext:value-type="float">
            <text:p>0,000116</text:p>
          </table:table-cell>
          <table:table-cell office:value-type="float" office:value="0.00134830457867172" calcext:value-type="float">
            <text:p>0,0013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oao Ribol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.00000755598323259122" calcext:value-type="float">
            <text:p>0,000008</text:p>
          </table:table-cell>
          <table:table-cell office:value-type="float" office:value="0.00106903448765698" calcext:value-type="float">
            <text:p>0,00106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odrigo Ne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.00000564597944510608" calcext:value-type="float">
            <text:p>0,000006</text:p>
          </table:table-cell>
          <table:table-cell office:value-type="float" office:value="0.0012712855436926" calcext:value-type="float">
            <text:p>0,00127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ulo Roberto Simonet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.000342304846566773" calcext:value-type="float">
            <text:p>0,000342</text:p>
          </table:table-cell>
          <table:table-cell office:value-type="float" office:value="0.000861652984605463" calcext:value-type="float">
            <text:p>0,00086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ilvio Tulio Spe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.00000088218428829783" calcext:value-type="float">
            <text:p>0,000001</text:p>
          </table:table-cell>
          <table:table-cell office:value-type="float" office:value="0.0008539909645334" calcext:value-type="float">
            <text:p>0,00085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ilton Luis Gab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0.0411225690099052" calcext:value-type="float">
            <text:p>0,041123</text:p>
          </table:table-cell>
          <table:table-cell office:value-type="float" office:value="0.00152021002796058" calcext:value-type="float">
            <text:p>0,00152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rlos Alberto Bissan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0.00920155229764729" calcext:value-type="float">
            <text:p>0,009202</text:p>
          </table:table-cell>
          <table:table-cell office:value-type="float" office:value="0.00172499948623736" calcext:value-type="float">
            <text:p>0,00172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oseila Malda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0.000838516701720667" calcext:value-type="float">
            <text:p>0,000839</text:p>
          </table:table-cell>
          <table:table-cell office:value-type="float" office:value="0.00158123772062176" calcext:value-type="float">
            <text:p>0,00158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erusa Pauli Kist Steff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0.000838516701720667" calcext:value-type="float">
            <text:p>0,000839</text:p>
          </table:table-cell>
          <table:table-cell office:value-type="float" office:value="0.00158123772062176" calcext:value-type="float">
            <text:p>0,00158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ogerio Ferreira Ai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0.0121582638613206" calcext:value-type="float">
            <text:p>0,012158</text:p>
          </table:table-cell>
          <table:table-cell office:value-type="float" office:value="0.00145179875083627" calcext:value-type="float">
            <text:p>0,00145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oao Baptista Sil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0.0106998778370896" calcext:value-type="float">
            <text:p>0,010700</text:p>
          </table:table-cell>
          <table:table-cell office:value-type="float" office:value="0.00148418233466047" calcext:value-type="float">
            <text:p>0,00148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oralia Maria Oliveira Medeir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0.00188327639043794" calcext:value-type="float">
            <text:p>0,001883</text:p>
          </table:table-cell>
          <table:table-cell office:value-type="float" office:value="0.00136617178757321" calcext:value-type="float">
            <text:p>0,00136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esar Augusto Cunha Corr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0.00916510078955494" calcext:value-type="float">
            <text:p>0,009165</text:p>
          </table:table-cell>
          <table:table-cell office:value-type="float" office:value="0.00155080037357434" calcext:value-type="float">
            <text:p>0,00155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nilson Luiz Saccol de S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0.00463397486158997" calcext:value-type="float">
            <text:p>0,004634</text:p>
          </table:table-cell>
          <table:table-cell office:value-type="float" office:value="0.00122669124347584" calcext:value-type="float">
            <text:p>0,00122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ugo Tiago Ribeiro Ama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0.0000393807066296149" calcext:value-type="float">
            <text:p>0,000039</text:p>
          </table:table-cell>
          <table:table-cell office:value-type="float" office:value="0.0016526063900259" calcext:value-type="float">
            <text:p>0,0016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erineia Dalfollo Ribei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0.0146474732709821" calcext:value-type="float">
            <text:p>0,014647</text:p>
          </table:table-cell>
          <table:table-cell office:value-type="float" office:value="0.00122368621731559" calcext:value-type="float">
            <text:p>0,00122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lesio Gianell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0.00165981323486403" calcext:value-type="float">
            <text:p>0,001660</text:p>
          </table:table-cell>
          <table:table-cell office:value-type="float" office:value="0.00139971480438575" calcext:value-type="float">
            <text:p>0,0014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laudemir G 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51309827171667" calcext:value-type="float">
            <text:p>0,00151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jamo Buzzet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51309827171667" calcext:value-type="float">
            <text:p>0,00151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nato Tren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51309827171667" calcext:value-type="float">
            <text:p>0,00151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indolfo Stor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221167732985651" calcext:value-type="float">
            <text:p>0,002212</text:p>
          </table:table-cell>
          <table:table-cell office:value-type="float" office:value="0.00152715602891305" calcext:value-type="float">
            <text:p>0,00152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olnei Antonio Conc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128135503506682" calcext:value-type="float">
            <text:p>0,001281</text:p>
          </table:table-cell>
          <table:table-cell office:value-type="float" office:value="0.00113054051771321" calcext:value-type="float">
            <text:p>0,00113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arilene Folli Gomes Olivei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0.00128135503506682" calcext:value-type="float">
            <text:p>0,001281</text:p>
          </table:table-cell>
          <table:table-cell office:value-type="float" office:value="0.00113054051771321" calcext:value-type="float">
            <text:p>0,00113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ulo Eduardo Be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128135503506682" calcext:value-type="float">
            <text:p>0,001281</text:p>
          </table:table-cell>
          <table:table-cell office:value-type="float" office:value="0.00113054051771321" calcext:value-type="float">
            <text:p>0,00113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ristine Elise Pul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0.000777733668563363" calcext:value-type="float">
            <text:p>0,000778</text:p>
          </table:table-cell>
          <table:table-cell office:value-type="float" office:value="0.00132767606034048" calcext:value-type="float">
            <text:p>0,00132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Hero Alfay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064461743074171" calcext:value-type="float">
            <text:p>0,000645</text:p>
          </table:table-cell>
          <table:table-cell office:value-type="float" office:value="0.00128559756620913" calcext:value-type="float">
            <text:p>0,00128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uidi Eric Guimaraes Antu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000458735829914869" calcext:value-type="float">
            <text:p>0,000005</text:p>
          </table:table-cell>
          <table:table-cell office:value-type="float" office:value="0.0011384935928913" calcext:value-type="float">
            <text:p>0,00113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rno Bernardo Heldwe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.00231864496493317" calcext:value-type="float">
            <text:p>0,002319</text:p>
          </table:table-cell>
          <table:table-cell office:value-type="float" office:value="0.00113563309612834" calcext:value-type="float">
            <text:p>0,0011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tonio Odair San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.000702119898412902" calcext:value-type="float">
            <text:p>0,000702</text:p>
          </table:table-cell>
          <table:table-cell office:value-type="float" office:value="0.000776821558599697" calcext:value-type="float">
            <text:p>0,00077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uiz Eichelber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.00231838030964668" calcext:value-type="float">
            <text:p>0,002318</text:p>
          </table:table-cell>
          <table:table-cell office:value-type="float" office:value="0.00107885367078205" calcext:value-type="float">
            <text:p>0,00107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oberto Gottard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.00000105862114595739" calcext:value-type="float">
            <text:p>0,000001</text:p>
          </table:table-cell>
          <table:table-cell office:value-type="float" office:value="0.00100061511903182" calcext:value-type="float">
            <text:p>0,00100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armen Ilse Pinheiro Job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.00690644435622602" calcext:value-type="float">
            <text:p>0,006906</text:p>
          </table:table-cell>
          <table:table-cell office:value-type="float" office:value="0.00124538530670197" calcext:value-type="float">
            <text:p>0,0012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n Edison Cirino Rodrig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.00461770543866614" calcext:value-type="float">
            <text:p>0,004618</text:p>
          </table:table-cell>
          <table:table-cell office:value-type="float" office:value="0.000944035158741153" calcext:value-type="float">
            <text:p>0,00094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lice Battis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.00154876273653566" calcext:value-type="float">
            <text:p>0,001549</text:p>
          </table:table-cell>
          <table:table-cell office:value-type="float" office:value="0.00087007063408189" calcext:value-type="float">
            <text:p>0,0008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enise Cybis Font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.000395392493757621" calcext:value-type="float">
            <text:p>0,000395</text:p>
          </table:table-cell>
          <table:table-cell office:value-type="float" office:value="0.000754718801952219" calcext:value-type="float">
            <text:p>0,00075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uis Sango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.00000952759031361652" calcext:value-type="float">
            <text:p>0,000010</text:p>
          </table:table-cell>
          <table:table-cell office:value-type="float" office:value="0.00134681276052362" calcext:value-type="float">
            <text:p>0,00134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vo Ambro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.00000379339243968065" calcext:value-type="float">
            <text:p>0,000004</text:p>
          </table:table-cell>
          <table:table-cell office:value-type="float" office:value="0.000735482305736954" calcext:value-type="float">
            <text:p>0,00073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orma Centeno Rodrig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.00000176436857659565" calcext:value-type="float">
            <text:p>0,000002</text:p>
          </table:table-cell>
          <table:table-cell office:value-type="float" office:value="0.00108910981901372" calcext:value-type="float">
            <text:p>0,00108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svaldo de Menezes Por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27901670977032" calcext:value-type="float">
            <text:p>0,0009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eandro Varg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.00000264655286489348" calcext:value-type="float">
            <text:p>0,000003</text:p>
          </table:table-cell>
          <table:table-cell office:value-type="float" office:value="0.00110575209731823" calcext:value-type="float">
            <text:p>0,00110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enato Borges Medeir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.00077491067884081" calcext:value-type="float">
            <text:p>0,000775</text:p>
          </table:table-cell>
          <table:table-cell office:value-type="float" office:value="0.000660925527632988" calcext:value-type="float">
            <text:p>0,00066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ose Maria Milane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4444459405193" calcext:value-type="float">
            <text:p>0,00073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mauri Nelson Beut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0.0000614000264655286" calcext:value-type="float">
            <text:p>0,000061</text:p>
          </table:table-cell>
          <table:table-cell office:value-type="float" office:value="0.00149248575381447" calcext:value-type="float">
            <text:p>0,00149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leber Witt Saldan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0.000690811972356548" calcext:value-type="float">
            <text:p>0,000691</text:p>
          </table:table-cell>
          <table:table-cell office:value-type="float" office:value="0.00125207465692966" calcext:value-type="float">
            <text:p>0,0012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velyn Penedo Dorne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0.0000194945542305606" calcext:value-type="float">
            <text:p>0,000019</text:p>
          </table:table-cell>
          <table:table-cell office:value-type="float" office:value="0.00127198058055802" calcext:value-type="float">
            <text:p>0,00127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ateus Pereira Gonza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0.00634163384159902" calcext:value-type="float">
            <text:p>0,006342</text:p>
          </table:table-cell>
          <table:table-cell office:value-type="float" office:value="0.00129451037891082" calcext:value-type="float">
            <text:p>0,0012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anton Camacho Gar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0.011454280799259" calcext:value-type="float">
            <text:p>0,011454</text:p>
          </table:table-cell>
          <table:table-cell office:value-type="float" office:value="0.00150158337453309" calcext:value-type="float">
            <text:p>0,0015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iliane Guimaraes Olivei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0.0000963345242821225" calcext:value-type="float">
            <text:p>0,000096</text:p>
          </table:table-cell>
          <table:table-cell office:value-type="float" office:value="0.00147839414602942" calcext:value-type="float">
            <text:p>0,00147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enar Joao Be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0.0332589861696994" calcext:value-type="float">
            <text:p>0,033259</text:p>
          </table:table-cell>
          <table:table-cell office:value-type="float" office:value="0.00111626895570505" calcext:value-type="float">
            <text:p>0,0011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olange Machado Toni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0.0143345168122841" calcext:value-type="float">
            <text:p>0,014335</text:p>
          </table:table-cell>
          <table:table-cell office:value-type="float" office:value="0.00104477293058398" calcext:value-type="float">
            <text:p>0,00104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Zeferino Genesio Chie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0.0126441418451386" calcext:value-type="float">
            <text:p>0,012644</text:p>
          </table:table-cell>
          <table:table-cell office:value-type="float" office:value="0.000945847766120941" calcext:value-type="float">
            <text:p>0,00094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enrique Belmonte Pe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0.000737072233117436" calcext:value-type="float">
            <text:p>0,000737</text:p>
          </table:table-cell>
          <table:table-cell office:value-type="float" office:value="0.00120666124717924" calcext:value-type="float">
            <text:p>0,0012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dre Ricardo Ze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0.00384385338097128" calcext:value-type="float">
            <text:p>0,003844</text:p>
          </table:table-cell>
          <table:table-cell office:value-type="float" office:value="0.00145709253243165" calcext:value-type="float">
            <text:p>0,0014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ulio Kuhn Trind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0.00165352174938954" calcext:value-type="float">
            <text:p>0,001654</text:p>
          </table:table-cell>
          <table:table-cell office:value-type="float" office:value="0.000884712477901365" calcext:value-type="float">
            <text:p>0,0008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oberto Pedroso Olivei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0.000677366114156885" calcext:value-type="float">
            <text:p>0,000677</text:p>
          </table:table-cell>
          <table:table-cell office:value-type="float" office:value="0.00107071136339442" calcext:value-type="float">
            <text:p>0,0010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ergiomar Thei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0.00000494023201446782" calcext:value-type="float">
            <text:p>0,000005</text:p>
          </table:table-cell>
          <table:table-cell office:value-type="float" office:value="0.00124018802483482" calcext:value-type="float">
            <text:p>0,0012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Joao Re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0.00385364562657139" calcext:value-type="float">
            <text:p>0,003854</text:p>
          </table:table-cell>
          <table:table-cell office:value-type="float" office:value="0.00127544315109796" calcext:value-type="float">
            <text:p>0,00127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aniele Campos Sil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0.00155052710511226" calcext:value-type="float">
            <text:p>0,001551</text:p>
          </table:table-cell>
          <table:table-cell office:value-type="float" office:value="0.00136744120842115" calcext:value-type="float">
            <text:p>0,00136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rcelo de Carli Toi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0.000756914119359534" calcext:value-type="float">
            <text:p>0,000757</text:p>
          </table:table-cell>
          <table:table-cell office:value-type="float" office:value="0.0010638066161282" calcext:value-type="float">
            <text:p>0,00106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eandro Borto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0.000112109119474321" calcext:value-type="float">
            <text:p>0,000112</text:p>
          </table:table-cell>
          <table:table-cell office:value-type="float" office:value="0.00140124869391929" calcext:value-type="float">
            <text:p>0,00140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Fernando Machado San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3359012987548" calcext:value-type="float">
            <text:p>0,00123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Gilson Schlindw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239838464800751" calcext:value-type="float">
            <text:p>0,002398</text:p>
          </table:table-cell>
          <table:table-cell office:value-type="float" office:value="0.000960811855049947" calcext:value-type="float">
            <text:p>0,0009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inara Fernanda Garcia Mora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0.0175425978867353" calcext:value-type="float">
            <text:p>0,017543</text:p>
          </table:table-cell>
          <table:table-cell office:value-type="float" office:value="0.000856574564641755" calcext:value-type="float">
            <text:p>0,00085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ndre Samuel Strassbur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.0159904943600586" calcext:value-type="float">
            <text:p>0,015990</text:p>
          </table:table-cell>
          <table:table-cell office:value-type="float" office:value="0.000824338434612818" calcext:value-type="float">
            <text:p>0,000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laudio Henrique Kr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.000112109119474321" calcext:value-type="float">
            <text:p>0,000112</text:p>
          </table:table-cell>
          <table:table-cell office:value-type="float" office:value="0.0011632916168291" calcext:value-type="float">
            <text:p>0,00116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arino Jose Tedes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.000112109119474321" calcext:value-type="float">
            <text:p>0,000112</text:p>
          </table:table-cell>
          <table:table-cell office:value-type="float" office:value="0.0011632916168291" calcext:value-type="float">
            <text:p>0,00116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Joao Carlos Freitas Teixei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.000019055180627233" calcext:value-type="float">
            <text:p>0,000019</text:p>
          </table:table-cell>
          <table:table-cell office:value-type="float" office:value="0.00119849380022473" calcext:value-type="float">
            <text:p>0,00119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Joao Radunz Ne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.0000179965594812756" calcext:value-type="float">
            <text:p>0,000018</text:p>
          </table:table-cell>
          <table:table-cell office:value-type="float" office:value="0.00146927297037166" calcext:value-type="float">
            <text:p>0,00146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Vilson Antonio Kl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.00000741034802170173" calcext:value-type="float">
            <text:p>0,000007</text:p>
          </table:table-cell>
          <table:table-cell office:value-type="float" office:value="0.00130702008761139" calcext:value-type="float">
            <text:p>0,00130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laudia Kl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0.00000741034802170173" calcext:value-type="float">
            <text:p>0,000007</text:p>
          </table:table-cell>
          <table:table-cell office:value-type="float" office:value="0.00130702008761139" calcext:value-type="float">
            <text:p>0,00130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ndreia Marcia Santos de Souza Dav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0.00000550482995897843" calcext:value-type="float">
            <text:p>0,000006</text:p>
          </table:table-cell>
          <table:table-cell office:value-type="float" office:value="0.00121183508421737" calcext:value-type="float">
            <text:p>0,0012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Luiz Carlos Federizz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.00840756914119359" calcext:value-type="float">
            <text:p>0,008408</text:p>
          </table:table-cell>
          <table:table-cell office:value-type="float" office:value="0.00109822422300049" calcext:value-type="float">
            <text:p>0,0010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ergio de Assis Librelotto Rub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.0063942548497954" calcext:value-type="float">
            <text:p>0,006394</text:p>
          </table:table-cell>
          <table:table-cell office:value-type="float" office:value="0.000843278035495857" calcext:value-type="float">
            <text:p>0,00084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otar Siewer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.00616890858902887" calcext:value-type="float">
            <text:p>0,006169</text:p>
          </table:table-cell>
          <table:table-cell office:value-type="float" office:value="0.000758834456831458" calcext:value-type="float">
            <text:p>0,00075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aulo Regis Ferreira Sil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.00385973269816065" calcext:value-type="float">
            <text:p>0,003860</text:p>
          </table:table-cell>
          <table:table-cell office:value-type="float" office:value="0.0012815383614816" calcext:value-type="float">
            <text:p>0,00128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dro Lima Mon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.000278946671959772" calcext:value-type="float">
            <text:p>0,000279</text:p>
          </table:table-cell>
          <table:table-cell office:value-type="float" office:value="0.00077899843702387" calcext:value-type="float">
            <text:p>0,00077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Joao Leonardo Fernandes Pi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.000112743152044462" calcext:value-type="float">
            <text:p>0,000113</text:p>
          </table:table-cell>
          <table:table-cell office:value-type="float" office:value="0.00110416041279712" calcext:value-type="float">
            <text:p>0,0011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byr Soares Beck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000591063473159543" calcext:value-type="float">
            <text:p>0,000006</text:p>
          </table:table-cell>
          <table:table-cell office:value-type="float" office:value="0.00111419777254531" calcext:value-type="float">
            <text:p>0,00111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Volmir A Poll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.00000591063473159543" calcext:value-type="float">
            <text:p>0,000006</text:p>
          </table:table-cell>
          <table:table-cell office:value-type="float" office:value="0.00111419777254531" calcext:value-type="float">
            <text:p>0,00111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aria Sueli S Co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.00000042344845838296" calcext:value-type="float">
            <text:p>0,000000</text:p>
          </table:table-cell>
          <table:table-cell office:value-type="float" office:value="0.000901399834907247" calcext:value-type="float">
            <text:p>0,00090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uy Machado Magalha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.00000042344845838296" calcext:value-type="float">
            <text:p>0,000000</text:p>
          </table:table-cell>
          <table:table-cell office:value-type="float" office:value="0.000901399834907247" calcext:value-type="float">
            <text:p>0,00090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Fabio Luiz Olivei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54650450687485" calcext:value-type="float">
            <text:p>0,00085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ebastiao Manhaes So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54650450687485" calcext:value-type="float">
            <text:p>0,00085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idia Wit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.000288687767137162" calcext:value-type="float">
            <text:p>0,000289</text:p>
          </table:table-cell>
          <table:table-cell office:value-type="float" office:value="0.000836146426625168" calcext:value-type="float">
            <text:p>0,00083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ercio Schol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.000284520029303556" calcext:value-type="float">
            <text:p>0,000285</text:p>
          </table:table-cell>
          <table:table-cell office:value-type="float" office:value="0.000680018294484807" calcext:value-type="float">
            <text:p>0,00068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arlos Santos Gottsch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.0000116448326055313" calcext:value-type="float">
            <text:p>0,000012</text:p>
          </table:table-cell>
          <table:table-cell office:value-type="float" office:value="0.00147913800181471" calcext:value-type="float">
            <text:p>0,00147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Jose Francisco da Silva Mart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.00000846896916765913" calcext:value-type="float">
            <text:p>0,000008</text:p>
          </table:table-cell>
          <table:table-cell office:value-type="float" office:value="0.00123898498432466" calcext:value-type="float">
            <text:p>0,0012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ylio Alfredo Petzho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.00000317586343787217" calcext:value-type="float">
            <text:p>0,000003</text:p>
          </table:table-cell>
          <table:table-cell office:value-type="float" office:value="0.0010498249609509" calcext:value-type="float">
            <text:p>0,0010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ltamir Frederico Guidol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.00671695117109964" calcext:value-type="float">
            <text:p>0,006717</text:p>
          </table:table-cell>
          <table:table-cell office:value-type="float" office:value="0.00081158939245316" calcext:value-type="float">
            <text:p>0,0008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Valmir Gaedke Menez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.000140796612412333" calcext:value-type="float">
            <text:p>0,000141</text:p>
          </table:table-cell>
          <table:table-cell office:value-type="float" office:value="0.000795256305859" calcext:value-type="float">
            <text:p>0,0007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Jose Antonio Co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.00000158793171893609" calcext:value-type="float">
            <text:p>0,000002</text:p>
          </table:table-cell>
          <table:table-cell office:value-type="float" office:value="0.000995724441771114" calcext:value-type="float">
            <text:p>0,0009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lceu San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12615123787392" calcext:value-type="float">
            <text:p>0,00081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onia Maria Lobato Sch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.00231838030964668" calcext:value-type="float">
            <text:p>0,002318</text:p>
          </table:table-cell>
          <table:table-cell office:value-type="float" office:value="0.00107293973751651" calcext:value-type="float">
            <text:p>0,0010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ngelica Polenz Wielewic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.00077491067884081" calcext:value-type="float">
            <text:p>0,000775</text:p>
          </table:table-cell>
          <table:table-cell office:value-type="float" office:value="0.000820392807859961" calcext:value-type="float">
            <text:p>0,0008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lemar Antonino Cass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.00077491067884081" calcext:value-type="float">
            <text:p>0,000775</text:p>
          </table:table-cell>
          <table:table-cell office:value-type="float" office:value="0.000717150026996897" calcext:value-type="float">
            <text:p>0,0007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duardo Londero Mooj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.0000179965594812756" calcext:value-type="float">
            <text:p>0,000018</text:p>
          </table:table-cell>
          <table:table-cell office:value-type="float" office:value="0.00127976904807722" calcext:value-type="float">
            <text:p>0,0012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Gabriel Fernandes Paulet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.00000158793171893609" calcext:value-type="float">
            <text:p>0,000002</text:p>
          </table:table-cell>
          <table:table-cell office:value-type="float" office:value="0.000965416855068371" calcext:value-type="float">
            <text:p>0,00096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Guido Renato Sa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.0015477041153897" calcext:value-type="float">
            <text:p>0,001548</text:p>
          </table:table-cell>
          <table:table-cell office:value-type="float" office:value="0.000608064583869273" calcext:value-type="float">
            <text:p>0,00060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ngrid Bergman Inchausti Bar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.00077491067884081" calcext:value-type="float">
            <text:p>0,000775</text:p>
          </table:table-cell>
          <table:table-cell office:value-type="float" office:value="0.000948988288572913" calcext:value-type="float">
            <text:p>0,00094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ilton Luiz Almei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86838175553663" calcext:value-type="float">
            <text:p>0,00088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artolomeu Lima Corr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58298082440385" calcext:value-type="float">
            <text:p>0,00085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Joao Ricardo Mart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58298082440385" calcext:value-type="float">
            <text:p>0,00085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Carlos Agustin Ra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36836323975205" calcext:value-type="float">
            <text:p>0,0008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iko Mori Andr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36836323975205" calcext:value-type="float">
            <text:p>0,0008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Joaquim Geraldo Caprio Co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36836323975205" calcext:value-type="float">
            <text:p>0,0008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duardo Giovanni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Luana Dos Santos Souz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99015580787636" calcext:value-type="float">
            <text:p>0,0006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Vanessa Savian Sil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99015580787636" calcext:value-type="float">
            <text:p>0,0006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tmar Osmar Grellman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5315306504008" calcext:value-type="float">
            <text:p>0,00053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telene Normann Kam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.00077491067884081" calcext:value-type="float">
            <text:p>0,000775</text:p>
          </table:table-cell>
          <table:table-cell office:value-type="float" office:value="0.000428889590879847" calcext:value-type="float">
            <text:p>0,00042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Henrique Debia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4257729543615" calcext:value-type="float">
            <text:p>0,00042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duardo Caier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8277806084207" calcext:value-type="float">
            <text:p>0,0003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Gil Ortiz San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lavielle Blanco Marq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0.000187873329107195" calcext:value-type="float">
            <text:p>0,000188</text:p>
          </table:table-cell>
          <table:table-cell office:value-type="float" office:value="0.00105019876740323" calcext:value-type="float">
            <text:p>0,00105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uceni Hellebran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0.000187873329107195" calcext:value-type="float">
            <text:p>0,000188</text:p>
          </table:table-cell>
          <table:table-cell office:value-type="float" office:value="0.00105019876740323" calcext:value-type="float">
            <text:p>0,00105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Cesar Tiago For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0.000028794495170041" calcext:value-type="float">
            <text:p>0,000029</text:p>
          </table:table-cell>
          <table:table-cell office:value-type="float" office:value="0.00113920189643193" calcext:value-type="float">
            <text:p>0,00113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atricia Pinto da R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0.0000222310440651052" calcext:value-type="float">
            <text:p>0,000022</text:p>
          </table:table-cell>
          <table:table-cell office:value-type="float" office:value="0.00117920986630874" calcext:value-type="float">
            <text:p>0,00117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Roberto Luis Wei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0.02458949458633" calcext:value-type="float">
            <text:p>0,024589</text:p>
          </table:table-cell>
          <table:table-cell office:value-type="float" office:value="0.00103151926376215" calcext:value-type="float">
            <text:p>0,00103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Orlando Antonio Lucca Fil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0.00614000264655286" calcext:value-type="float">
            <text:p>0,006140</text:p>
          </table:table-cell>
          <table:table-cell office:value-type="float" office:value="0.00108948566011022" calcext:value-type="float">
            <text:p>0,0010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rlos Reisser Juni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0.00461770543866614" calcext:value-type="float">
            <text:p>0,004618</text:p>
          </table:table-cell>
          <table:table-cell office:value-type="float" office:value="0.00128072124687207" calcext:value-type="float">
            <text:p>0,00128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Carine Simio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0.00094920307024083" calcext:value-type="float">
            <text:p>0,000949</text:p>
          </table:table-cell>
          <table:table-cell office:value-type="float" office:value="0.00114195482029913" calcext:value-type="float">
            <text:p>0,0011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enilson Ribeiro Vi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0.000161718118838483" calcext:value-type="float">
            <text:p>0,000162</text:p>
          </table:table-cell>
          <table:table-cell office:value-type="float" office:value="0.000956040595205565" calcext:value-type="float">
            <text:p>0,0009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ndre Luiz Radun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0.0000762207225089321" calcext:value-type="float">
            <text:p>0,000076</text:p>
          </table:table-cell>
          <table:table-cell office:value-type="float" office:value="0.00106527103942063" calcext:value-type="float">
            <text:p>0,0010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imone Alves Sil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0.0000539896784438269" calcext:value-type="float">
            <text:p>0,000054</text:p>
          </table:table-cell>
          <table:table-cell office:value-type="float" office:value="0.00114023976296975" calcext:value-type="float">
            <text:p>0,0011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ernanda B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0.0472377927749107" calcext:value-type="float">
            <text:p>0,047238</text:p>
          </table:table-cell>
          <table:table-cell office:value-type="float" office:value="0.00097327659751045" calcext:value-type="float">
            <text:p>0,0009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irio Be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0.0083473817419103" calcext:value-type="float">
            <text:p>0,008347</text:p>
          </table:table-cell>
          <table:table-cell office:value-type="float" office:value="0.000827034769676282" calcext:value-type="float">
            <text:p>0,00082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Juliana Medianeira Macha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0.00308693926161175" calcext:value-type="float">
            <text:p>0,003087</text:p>
          </table:table-cell>
          <table:table-cell office:value-type="float" office:value="0.00103463533437554" calcext:value-type="float">
            <text:p>0,0010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driana Kroef Tarou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0.00268458614161808" calcext:value-type="float">
            <text:p>0,002685</text:p>
          </table:table-cell>
          <table:table-cell office:value-type="float" office:value="0.000942898190147223" calcext:value-type="float">
            <text:p>0,0009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elipe Eduardo Lued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0.00000423448458382956" calcext:value-type="float">
            <text:p>0,000004</text:p>
          </table:table-cell>
          <table:table-cell office:value-type="float" office:value="0.00104798612000605" calcext:value-type="float">
            <text:p>0,0010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avia Luiza Lav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0.00000423448458382956" calcext:value-type="float">
            <text:p>0,000004</text:p>
          </table:table-cell>
          <table:table-cell office:value-type="float" office:value="0.00104798612000605" calcext:value-type="float">
            <text:p>0,0010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uan Felipi do Nascimento Nu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0.00000423448458382956" calcext:value-type="float">
            <text:p>0,000004</text:p>
          </table:table-cell>
          <table:table-cell office:value-type="float" office:value="0.00104798612000605" calcext:value-type="float">
            <text:p>0,0010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igrid Machado de Pai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0.00000423448458382956" calcext:value-type="float">
            <text:p>0,000004</text:p>
          </table:table-cell>
          <table:table-cell office:value-type="float" office:value="0.00104798612000605" calcext:value-type="float">
            <text:p>0,0010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ntonio Luis Sa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0.00461770543866614" calcext:value-type="float">
            <text:p>0,004618</text:p>
          </table:table-cell>
          <table:table-cell office:value-type="float" office:value="0.00123562125543238" calcext:value-type="float">
            <text:p>0,00123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aylor Bastiani Pere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0.00461770543866614" calcext:value-type="float">
            <text:p>0,004618</text:p>
          </table:table-cell>
          <table:table-cell office:value-type="float" office:value="0.000944812856534613" calcext:value-type="float">
            <text:p>0,00094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arlos Andre Bah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0.0038533809712849" calcext:value-type="float">
            <text:p>0,003853</text:p>
          </table:table-cell>
          <table:table-cell office:value-type="float" office:value="0.00120031905698113" calcext:value-type="float">
            <text:p>0,0012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Gerson Nakaz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0.000772793436548895" calcext:value-type="float">
            <text:p>0,000773</text:p>
          </table:table-cell>
          <table:table-cell office:value-type="float" office:value="0.000851237330596605" calcext:value-type="float">
            <text:p>0,00085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enata Katsuko Takayama Kobayas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0.000772793436548895" calcext:value-type="float">
            <text:p>0,000773</text:p>
          </table:table-cell>
          <table:table-cell office:value-type="float" office:value="0.000851237330596605" calcext:value-type="float">
            <text:p>0,00085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ethina Bastos Barboz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0.0000381103612544661" calcext:value-type="float">
            <text:p>0,000038</text:p>
          </table:table-cell>
          <table:table-cell office:value-type="float" office:value="0.0012010069789841" calcext:value-type="float">
            <text:p>0,0012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vander Alves Ferrei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0.0000100569008865952" calcext:value-type="float">
            <text:p>0,000010</text:p>
          </table:table-cell>
          <table:table-cell office:value-type="float" office:value="0.000858474377922633" calcext:value-type="float">
            <text:p>0,0008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ernadete Re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0.00000264655286489348" calcext:value-type="float">
            <text:p>0,000003</text:p>
          </table:table-cell>
          <table:table-cell office:value-type="float" office:value="0.000964687168886463" calcext:value-type="float">
            <text:p>0,0009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Roberta Marins Nogueira Pe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0.00990869392616118" calcext:value-type="float">
            <text:p>0,009909</text:p>
          </table:table-cell>
          <table:table-cell office:value-type="float" office:value="0.000922102469613702" calcext:value-type="float">
            <text:p>0,00092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edro Alberto Selb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878236571175593" calcext:value-type="float">
            <text:p>0,008782</text:p>
          </table:table-cell>
          <table:table-cell office:value-type="float" office:value="0.000718305636388316" calcext:value-type="float">
            <text:p>0,00071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leber Maus Alber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840756914119359" calcext:value-type="float">
            <text:p>0,008408</text:p>
          </table:table-cell>
          <table:table-cell office:value-type="float" office:value="0.00103232379484021" calcext:value-type="float">
            <text:p>0,0010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Willian Heint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453344780674016" calcext:value-type="float">
            <text:p>0,004533</text:p>
          </table:table-cell>
          <table:table-cell office:value-type="float" office:value="0.000824808214243963" calcext:value-type="float">
            <text:p>0,0008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la Azambuja Centeno Bocche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0.00308693926161175" calcext:value-type="float">
            <text:p>0,003087</text:p>
          </table:table-cell>
          <table:table-cell office:value-type="float" office:value="0.000830576338413697" calcext:value-type="float">
            <text:p>0,00083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eonardo Zucuni Guas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292446394212068" calcext:value-type="float">
            <text:p>0,002924</text:p>
          </table:table-cell>
          <table:table-cell office:value-type="float" office:value="0.000899161754024675" calcext:value-type="float">
            <text:p>0,0008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Benjamin Dias Osorio Fil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228599651728489" calcext:value-type="float">
            <text:p>0,002286</text:p>
          </table:table-cell>
          <table:table-cell office:value-type="float" office:value="0.000624345076614648" calcext:value-type="float">
            <text:p>0,00062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estor Valtir Panzenha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0152501937654776" calcext:value-type="float">
            <text:p>0,000153</text:p>
          </table:table-cell>
          <table:table-cell office:value-type="float" office:value="0.000774911579590634" calcext:value-type="float">
            <text:p>0,0007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Joseli Schwamb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0.000067751753341273" calcext:value-type="float">
            <text:p>0,000068</text:p>
          </table:table-cell>
          <table:table-cell office:value-type="float" office:value="0.00126885953291953" calcext:value-type="float">
            <text:p>0,00126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ugusto Cesar da Cun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00220333866471497" calcext:value-type="float">
            <text:p>0,000022</text:p>
          </table:table-cell>
          <table:table-cell office:value-type="float" office:value="0.000789633557726335" calcext:value-type="float">
            <text:p>0,0007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Luiz Carlos Ferreira Souz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00211724229191478" calcext:value-type="float">
            <text:p>0,000021</text:p>
          </table:table-cell>
          <table:table-cell office:value-type="float" office:value="0.00124745767481736" calcext:value-type="float">
            <text:p>0,00124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Daniel Alexandre Heber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00142913854704248" calcext:value-type="float">
            <text:p>0,000014</text:p>
          </table:table-cell>
          <table:table-cell office:value-type="float" office:value="0.00114368970770659" calcext:value-type="float">
            <text:p>0,0011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Gabriel Octavio de Mello Cun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00142913854704248" calcext:value-type="float">
            <text:p>0,000014</text:p>
          </table:table-cell>
          <table:table-cell office:value-type="float" office:value="0.00114368970770659" calcext:value-type="float">
            <text:p>0,0011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Claudir Lorencet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000211724229191478" calcext:value-type="float">
            <text:p>0,000002</text:p>
          </table:table-cell>
          <table:table-cell office:value-type="float" office:value="0.00103606058561413" calcext:value-type="float">
            <text:p>0,0010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Giovani Ben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000211724229191478" calcext:value-type="float">
            <text:p>0,000002</text:p>
          </table:table-cell>
          <table:table-cell office:value-type="float" office:value="0.00103606058561413" calcext:value-type="float">
            <text:p>0,0010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Volmir Sergio Marchi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000211724229191478" calcext:value-type="float">
            <text:p>0,000002</text:p>
          </table:table-cell>
          <table:table-cell office:value-type="float" office:value="0.00103606058561413" calcext:value-type="float">
            <text:p>0,0010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nderson Moraes de Li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000206431123461691" calcext:value-type="float">
            <text:p>0,000002</text:p>
          </table:table-cell>
          <table:table-cell office:value-type="float" office:value="0.000893307877694577" calcext:value-type="float">
            <text:p>0,00089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Germani Concen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000206431123461691" calcext:value-type="float">
            <text:p>0,000002</text:p>
          </table:table-cell>
          <table:table-cell office:value-type="float" office:value="0.000893307877694577" calcext:value-type="float">
            <text:p>0,00089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ergio Guimara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.00000206431123461691" calcext:value-type="float">
            <text:p>0,000002</text:p>
          </table:table-cell>
          <table:table-cell office:value-type="float" office:value="0.000893307877694577" calcext:value-type="float">
            <text:p>0,00089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Dilson Antonio Bisogn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.0121445017864232" calcext:value-type="float">
            <text:p>0,012145</text:p>
          </table:table-cell>
          <table:table-cell office:value-type="float" office:value="0.000899700089837348" calcext:value-type="float">
            <text:p>0,0009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liane Villamil B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0.00689797538705836" calcext:value-type="float">
            <text:p>0,006898</text:p>
          </table:table-cell>
          <table:table-cell office:value-type="float" office:value="0.000617796273073962" calcext:value-type="float">
            <text:p>0,0006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orimar d Avila Denar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0.00614000264655286" calcext:value-type="float">
            <text:p>0,006140</text:p>
          </table:table-cell>
          <table:table-cell office:value-type="float" office:value="0.00102242295146788" calcext:value-type="float">
            <text:p>0,00102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Flavio Var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.00532310070682757" calcext:value-type="float">
            <text:p>0,005323</text:p>
          </table:table-cell>
          <table:table-cell office:value-type="float" office:value="0.000600965797413684" calcext:value-type="float">
            <text:p>0,00060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ndrea Mittelma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0.00308693926161175" calcext:value-type="float">
            <text:p>0,003087</text:p>
          </table:table-cell>
          <table:table-cell office:value-type="float" office:value="0.00103503376388497" calcext:value-type="float">
            <text:p>0,0010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zete Augus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0.00231838030964668" calcext:value-type="float">
            <text:p>0,002318</text:p>
          </table:table-cell>
          <table:table-cell office:value-type="float" office:value="0.0011433548301006" calcext:value-type="float">
            <text:p>0,00114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levison Luiz Giacob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.00153500066163822" calcext:value-type="float">
            <text:p>0,001535</text:p>
          </table:table-cell>
          <table:table-cell office:value-type="float" office:value="0.00102021434375106" calcext:value-type="float">
            <text:p>0,0010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na Claudia Langa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0.00000635172687574434" calcext:value-type="float">
            <text:p>0,000006</text:p>
          </table:table-cell>
          <table:table-cell office:value-type="float" office:value="0.00112947262057187" calcext:value-type="float">
            <text:p>0,0011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Dirceu Agostin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.00000635172687574434" calcext:value-type="float">
            <text:p>0,000006</text:p>
          </table:table-cell>
          <table:table-cell office:value-type="float" office:value="0.00112947262057187" calcext:value-type="float">
            <text:p>0,0011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Renato Barros de Lima Fil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.00000635172687574434" calcext:value-type="float">
            <text:p>0,000006</text:p>
          </table:table-cell>
          <table:table-cell office:value-type="float" office:value="0.00104177304883438" calcext:value-type="float">
            <text:p>0,0010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aulo Michel Roe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.00000317586343787217" calcext:value-type="float">
            <text:p>0,000003</text:p>
          </table:table-cell>
          <table:table-cell office:value-type="float" office:value="0.00101579287040798" calcext:value-type="float">
            <text:p>0,00101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amir Calcagnotto Da Sil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.00000317586343787217" calcext:value-type="float">
            <text:p>0,000003</text:p>
          </table:table-cell>
          <table:table-cell office:value-type="float" office:value="0.00101579287040798" calcext:value-type="float">
            <text:p>0,00101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iege Camargo da Cos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5202670258727" calcext:value-type="float">
            <text:p>0,00085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ergio Dias Lan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5202670258727" calcext:value-type="float">
            <text:p>0,00085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Giselda da Silva Pi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.00606378192404393" calcext:value-type="float">
            <text:p>0,006064</text:p>
          </table:table-cell>
          <table:table-cell office:value-type="float" office:value="0.000763934992672233" calcext:value-type="float">
            <text:p>0,00076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arilise Mesqu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.00606378192404393" calcext:value-type="float">
            <text:p>0,006064</text:p>
          </table:table-cell>
          <table:table-cell office:value-type="float" office:value="0.000763934992672233" calcext:value-type="float">
            <text:p>0,00076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tela Maris Kulczy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.00231838030964668" calcext:value-type="float">
            <text:p>0,002318</text:p>
          </table:table-cell>
          <table:table-cell office:value-type="float" office:value="0.00105300430702789" calcext:value-type="float">
            <text:p>0,00105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Eberson Diedrich Eichol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.000772793436548895" calcext:value-type="float">
            <text:p>0,000773</text:p>
          </table:table-cell>
          <table:table-cell office:value-type="float" office:value="0.000778037986492072" calcext:value-type="float">
            <text:p>0,0007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Sergio Delmar Dos Anjos e Sil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.000772793436548895" calcext:value-type="float">
            <text:p>0,000773</text:p>
          </table:table-cell>
          <table:table-cell office:value-type="float" office:value="0.000778037986492072" calcext:value-type="float">
            <text:p>0,0007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Flavio A de Oliveira Camar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.000526051752490815" calcext:value-type="float">
            <text:p>0,000526</text:p>
          </table:table-cell>
          <table:table-cell office:value-type="float" office:value="0.000734670495073168" calcext:value-type="float">
            <text:p>0,00073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rthur Fernandes Bettencou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.0000127034537514887" calcext:value-type="float">
            <text:p>0,000013</text:p>
          </table:table-cell>
          <table:table-cell office:value-type="float" office:value="0.00122001779693688" calcext:value-type="float">
            <text:p>0,0012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efferson Araujo Flares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.0000105862114595739" calcext:value-type="float">
            <text:p>0,000011</text:p>
          </table:table-cell>
          <table:table-cell office:value-type="float" office:value="0.00113103306442858" calcext:value-type="float">
            <text:p>0,0011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laudia Martellet Foga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.00000264655286489348" calcext:value-type="float">
            <text:p>0,000003</text:p>
          </table:table-cell>
          <table:table-cell office:value-type="float" office:value="0.000977529117192116" calcext:value-type="float">
            <text:p>0,00097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Gabriele Becker Delwing Sarto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.00000264655286489348" calcext:value-type="float">
            <text:p>0,000003</text:p>
          </table:table-cell>
          <table:table-cell office:value-type="float" office:value="0.000977529117192116" calcext:value-type="float">
            <text:p>0,00097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Miriam Valli Butt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.00797010573806922" calcext:value-type="float">
            <text:p>0,007970</text:p>
          </table:table-cell>
          <table:table-cell office:value-type="float" office:value="0.000585003295032756" calcext:value-type="float">
            <text:p>0,0005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arez Fernandes Souz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.00568683180446062" calcext:value-type="float">
            <text:p>0,005687</text:p>
          </table:table-cell>
          <table:table-cell office:value-type="float" office:value="0.000659922792949848" calcext:value-type="float">
            <text:p>0,00066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ussara Medei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.0015477041153897" calcext:value-type="float">
            <text:p>0,001548</text:p>
          </table:table-cell>
          <table:table-cell office:value-type="float" office:value="0.000888158155115525" calcext:value-type="float">
            <text:p>0,00088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Iraja Ferreira Antu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.000980589631200285" calcext:value-type="float">
            <text:p>0,000981</text:p>
          </table:table-cell>
          <table:table-cell office:value-type="float" office:value="0.000682362345024559" calcext:value-type="float">
            <text:p>0,00068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Cristine Luise Han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.000354638083895726" calcext:value-type="float">
            <text:p>0,000355</text:p>
          </table:table-cell>
          <table:table-cell office:value-type="float" office:value="0.000634134349118819" calcext:value-type="float">
            <text:p>0,0006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Gilmar Schaf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.000139065341186807" calcext:value-type="float">
            <text:p>0,000139</text:p>
          </table:table-cell>
          <table:table-cell office:value-type="float" office:value="0.000719950186639174" calcext:value-type="float">
            <text:p>0,0007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Luis Carlos Diel Ru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.0000381103612544661" calcext:value-type="float">
            <text:p>0,000038</text:p>
          </table:table-cell>
          <table:table-cell office:value-type="float" office:value="0.00104267551550144" calcext:value-type="float">
            <text:p>0,0010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oao Carlos Ha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.0000211724229191478" calcext:value-type="float">
            <text:p>0,000021</text:p>
          </table:table-cell>
          <table:table-cell office:value-type="float" office:value="0.00107540777058438" calcext:value-type="float">
            <text:p>0,00107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Rosa Lia Barbie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.00000793965859468043" calcext:value-type="float">
            <text:p>0,000008</text:p>
          </table:table-cell>
          <table:table-cell office:value-type="float" office:value="0.000683105442016793" calcext:value-type="float">
            <text:p>0,00068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Silvia de Oliveira Hub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.00000317586343787217" calcext:value-type="float">
            <text:p>0,000003</text:p>
          </table:table-cell>
          <table:table-cell office:value-type="float" office:value="0.00107493555273363" calcext:value-type="float">
            <text:p>0,001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Telmo Vid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.00000317586343787217" calcext:value-type="float">
            <text:p>0,000003</text:p>
          </table:table-cell>
          <table:table-cell office:value-type="float" office:value="0.00107493555273363" calcext:value-type="float">
            <text:p>0,001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Jurandir Goncalves Li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.0000005293105729787" calcext:value-type="float">
            <text:p>0,000001</text:p>
          </table:table-cell>
          <table:table-cell office:value-type="float" office:value="0.000705400551095238" calcext:value-type="float">
            <text:p>0,0007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duardo Fontes Arauj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.00000021172422919148" calcext:value-type="float">
            <text:p>0,000000</text:p>
          </table:table-cell>
          <table:table-cell office:value-type="float" office:value="0.000917057842319736" calcext:value-type="float">
            <text:p>0,0009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Fabricio Welington Souza Sil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.00000021172422919148" calcext:value-type="float">
            <text:p>0,000000</text:p>
          </table:table-cell>
          <table:table-cell office:value-type="float" office:value="0.000917057842319736" calcext:value-type="float">
            <text:p>0,0009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oberto Fontes Arauj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.00000021172422919148" calcext:value-type="float">
            <text:p>0,000000</text:p>
          </table:table-cell>
          <table:table-cell office:value-type="float" office:value="0.000917057842319736" calcext:value-type="float">
            <text:p>0,0009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ntonio Andre Amaral Rau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93144303526438" calcext:value-type="float">
            <text:p>0,00079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uiz Adilson San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93144303526438" calcext:value-type="float">
            <text:p>0,00079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Ruben Cassel Rodrig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93144303526438" calcext:value-type="float">
            <text:p>0,00079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Werner Erwin Lu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93144303526438" calcext:value-type="float">
            <text:p>0,00079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arco Aurelio Rot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556613707013" calcext:value-type="float">
            <text:p>0,00073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ltamir Mateus Bertol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.00990869392616118" calcext:value-type="float">
            <text:p>0,009909</text:p>
          </table:table-cell>
          <table:table-cell office:value-type="float" office:value="0.000716055209787265" calcext:value-type="float">
            <text:p>0,00071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ilber Arge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.00537991266375546" calcext:value-type="float">
            <text:p>0,005380</text:p>
          </table:table-cell>
          <table:table-cell office:value-type="float" office:value="0.000604650813510928" calcext:value-type="float">
            <text:p>0,0006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neida Sch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.0038533809712849" calcext:value-type="float">
            <text:p>0,003853</text:p>
          </table:table-cell>
          <table:table-cell office:value-type="float" office:value="0.000932669430786504" calcext:value-type="float">
            <text:p>0,0009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Osmar Souza San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.00261509456321153" calcext:value-type="float">
            <text:p>0,002615</text:p>
          </table:table-cell>
          <table:table-cell office:value-type="float" office:value="0.000748513491844326" calcext:value-type="float">
            <text:p>0,0007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Walkyria Bueno Scivitta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.000209538112878138" calcext:value-type="float">
            <text:p>0,000210</text:p>
          </table:table-cell>
          <table:table-cell office:value-type="float" office:value="0.000578089452343928" calcext:value-type="float">
            <text:p>0,0005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Marcia Dos Reis Sampa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.0000313931916905153" calcext:value-type="float">
            <text:p>0,000031</text:p>
          </table:table-cell>
          <table:table-cell office:value-type="float" office:value="0.000453134467846243" calcext:value-type="float">
            <text:p>0,0004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Gilberto Rocca Cun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.000019055180627233" calcext:value-type="float">
            <text:p>0,000019</text:p>
          </table:table-cell>
          <table:table-cell office:value-type="float" office:value="0.00099036917731162" calcext:value-type="float">
            <text:p>0,0009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liana Maria Guari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.00000970402717127608" calcext:value-type="float">
            <text:p>0,000010</text:p>
          </table:table-cell>
          <table:table-cell office:value-type="float" office:value="0.000461719299577279" calcext:value-type="float">
            <text:p>0,00046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Lidia Mariana Fiuz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.00000635172687574434" calcext:value-type="float">
            <text:p>0,000006</text:p>
          </table:table-cell>
          <table:table-cell office:value-type="float" office:value="0.00117282776726062" calcext:value-type="float">
            <text:p>0,0011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arcia Regina Ste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.00000158793171893609" calcext:value-type="float">
            <text:p>0,000002</text:p>
          </table:table-cell>
          <table:table-cell office:value-type="float" office:value="0.000691946947819756" calcext:value-type="float">
            <text:p>0,00069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Carolina Wun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.00000026465528648935" calcext:value-type="float">
            <text:p>0,000000</text:p>
          </table:table-cell>
          <table:table-cell office:value-type="float" office:value="0.000883054529738079" calcext:value-type="float">
            <text:p>0,00088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Eduardo Castro Cos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.00000026465528648935" calcext:value-type="float">
            <text:p>0,000000</text:p>
          </table:table-cell>
          <table:table-cell office:value-type="float" office:value="0.000883054529738079" calcext:value-type="float">
            <text:p>0,00088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Yuri Regis Montanho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.00000026465528648935" calcext:value-type="float">
            <text:p>0,000000</text:p>
          </table:table-cell>
          <table:table-cell office:value-type="float" office:value="0.000883054529738079" calcext:value-type="float">
            <text:p>0,00088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Joao Carlos Ignacz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.00000026465528648935" calcext:value-type="float">
            <text:p>0,000000</text:p>
          </table:table-cell>
          <table:table-cell office:value-type="float" office:value="0.000519678097962009" calcext:value-type="float">
            <text:p>0,0005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Caio Fabio Stoffel Efr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99661424632636" calcext:value-type="float">
            <text:p>0,0007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adir Ana Wiederkeh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952192427197" calcext:value-type="float">
            <text:p>0,00059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nio Marchez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.00354302184730662" calcext:value-type="float">
            <text:p>0,003543</text:p>
          </table:table-cell>
          <table:table-cell office:value-type="float" office:value="0.000589820448994467" calcext:value-type="float">
            <text:p>0,00059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Maria Teresa Schifino Wittma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.00160118574529238" calcext:value-type="float">
            <text:p>0,001601</text:p>
          </table:table-cell>
          <table:table-cell office:value-type="float" office:value="0.000339123361436214" calcext:value-type="float">
            <text:p>0,0003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ilson Lemos Menez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.0015477041153897" calcext:value-type="float">
            <text:p>0,001548</text:p>
          </table:table-cell>
          <table:table-cell office:value-type="float" office:value="0.000615916632804346" calcext:value-type="float">
            <text:p>0,00061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Ernani Pezz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.00146824990461549" calcext:value-type="float">
            <text:p>0,001468</text:p>
          </table:table-cell>
          <table:table-cell office:value-type="float" office:value="0.000561051940299552" calcext:value-type="float">
            <text:p>0,0005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Flavio Luiz Foletto Elt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.00077491067884081" calcext:value-type="float">
            <text:p>0,000775</text:p>
          </table:table-cell>
          <table:table-cell office:value-type="float" office:value="0.000612292539437926" calcext:value-type="float">
            <text:p>0,0006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Gilmar Arduino Bettio Maro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.00077491067884081" calcext:value-type="float">
            <text:p>0,000775</text:p>
          </table:table-cell>
          <table:table-cell office:value-type="float" office:value="0.000551500596470747" calcext:value-type="float">
            <text:p>0,0005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Cristiano Schacker Anj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.0000495224235100652" calcext:value-type="float">
            <text:p>0,000050</text:p>
          </table:table-cell>
          <table:table-cell office:value-type="float" office:value="0.000431224232638789" calcext:value-type="float">
            <text:p>0,000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eroli Pedro Co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.00000423448458382956" calcext:value-type="float">
            <text:p>0,000004</text:p>
          </table:table-cell>
          <table:table-cell office:value-type="float" office:value="0.00116745245197088" calcext:value-type="float">
            <text:p>0,00116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Veronica Schmi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.00000423448458382956" calcext:value-type="float">
            <text:p>0,000004</text:p>
          </table:table-cell>
          <table:table-cell office:value-type="float" office:value="0.00116745245197088" calcext:value-type="float">
            <text:p>0,0011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Paulo Cesar de Faccio Carval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.00000317586343787217" calcext:value-type="float">
            <text:p>0,000003</text:p>
          </table:table-cell>
          <table:table-cell office:value-type="float" office:value="0.000932565802788553" calcext:value-type="float">
            <text:p>0,00093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aldinei Tadeu Paul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.00000105862114595739" calcext:value-type="float">
            <text:p>0,000001</text:p>
          </table:table-cell>
          <table:table-cell office:value-type="float" office:value="0.00096999605326657" calcext:value-type="float">
            <text:p>0,00097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ose Fernando Bibiano Me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.00000105862114595739" calcext:value-type="float">
            <text:p>0,000001</text:p>
          </table:table-cell>
          <table:table-cell office:value-type="float" office:value="0.000868821484884547" calcext:value-type="float">
            <text:p>0,00086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Evandro J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.00000035287371531913" calcext:value-type="float">
            <text:p>0,000000</text:p>
          </table:table-cell>
          <table:table-cell office:value-type="float" office:value="0.000532989065564256" calcext:value-type="float">
            <text:p>0,0005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a Paula Schneid Afonso R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9261187652463" calcext:value-type="float">
            <text:p>0,0008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Calisc Oliveira Trech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9261187652463" calcext:value-type="float">
            <text:p>0,0008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Jose Antonio Pires Pra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3736974182586" calcext:value-type="float">
            <text:p>0,00073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ero Alfaya J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3300179368667" calcext:value-type="float">
            <text:p>0,00063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Joao Gilberto Correa Sil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3300179368667" calcext:value-type="float">
            <text:p>0,00063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Luis Antonio Suita Cast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8214239234744" calcext:value-type="float">
            <text:p>0,0006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ery Elizabeth Oliveira Cou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8214239234744" calcext:value-type="float">
            <text:p>0,0006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Olinda Maria Mart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8214239234744" calcext:value-type="float">
            <text:p>0,0006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na Carolina F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4191301272452" calcext:value-type="float">
            <text:p>0,00058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Joao Gilberto Correa da Sil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4191301272452" calcext:value-type="float">
            <text:p>0,00058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ichelle de Almeida O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4191301272452" calcext:value-type="float">
            <text:p>0,00058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Iloir Angelo Marc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6593743758492" calcext:value-type="float">
            <text:p>0,0005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Dorvalino Lorenz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9139561284624" calcext:value-type="float">
            <text:p>0,00054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ristiane Amaro Silvei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2742727927631" calcext:value-type="float">
            <text:p>0,0005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einaldo Simoes Goncal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3801804665349" calcext:value-type="float">
            <text:p>0,0005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edro Valerio Dutra Mora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897755546851" calcext:value-type="float">
            <text:p>0,00051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Moacir Antonio Beral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2166684753399" calcext:value-type="float">
            <text:p>0,00047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afael Friedrich de Li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2567257349996" calcext:value-type="float">
            <text:p>0,0004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ristiano Carm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7453281231937" calcext:value-type="float">
            <text:p>0,00044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enato Levi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.0106560804552071" calcext:value-type="float">
            <text:p>0,010656</text:p>
          </table:table-cell>
          <table:table-cell office:value-type="float" office:value="0.00043373059185873" calcext:value-type="float">
            <text:p>0,00043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Joao Rodolfo Guimaraes Nu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.00148787451130545" calcext:value-type="float">
            <text:p>0,001488</text:p>
          </table:table-cell>
          <table:table-cell office:value-type="float" office:value="0.000368797931997621" calcext:value-type="float">
            <text:p>0,00036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Joao Carlos Saib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.000127034537514887" calcext:value-type="float">
            <text:p>0,000127</text:p>
          </table:table-cell>
          <table:table-cell office:value-type="float" office:value="0.000506658159861484" calcext:value-type="float">
            <text:p>0,0005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Zelia Maria de Souza Castilh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.0000127034537514887" calcext:value-type="float">
            <text:p>0,000013</text:p>
          </table:table-cell>
          <table:table-cell office:value-type="float" office:value="0.000950862776887237" calcext:value-type="float">
            <text:p>0,0009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Emmanuel Egbodo Boheje Od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.00000211724229191478" calcext:value-type="float">
            <text:p>0,000002</text:p>
          </table:table-cell>
          <table:table-cell office:value-type="float" office:value="0.00107271917060644" calcext:value-type="float">
            <text:p>0,00107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Cimelio Bay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22001894874498" calcext:value-type="float">
            <text:p>0,0008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Joao Mielnicz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22001894874498" calcext:value-type="float">
            <text:p>0,0008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Fernanda Ama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02095866081241" calcext:value-type="float">
            <text:p>0,00080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Gabriela Maura Cavag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02095866081241" calcext:value-type="float">
            <text:p>0,00080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Juliane Webster de Carvalho Galva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02095866081241" calcext:value-type="float">
            <text:p>0,00080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arcio E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54410454494267" calcext:value-type="float">
            <text:p>0,00075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lberto Mie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Carlos I N Barr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Jose C Fragu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Maria Angelica Moreira Silvei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Victor Hermes Cere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" calcext:value-type="float">
            <text:p>0,00073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Daniel Portella Montar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6847550681067" calcext:value-type="float">
            <text:p>0,0005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Joao Henrique Silva Caet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6847550681067" calcext:value-type="float">
            <text:p>0,0005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Jose Antonio Portel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5722869267916" calcext:value-type="float">
            <text:p>0,00051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na Lucia Ste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6683097771087" calcext:value-type="float">
            <text:p>0,00049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Luiz Cesar B Fallave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6025664532367" calcext:value-type="float">
            <text:p>0,00049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aulo Cezar Romero Li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0197419841955" calcext:value-type="float">
            <text:p>0,00046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ergio Jose Olivei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0197419841955" calcext:value-type="float">
            <text:p>0,00046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Rainoldo Alberto Kochha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0860174310368" calcext:value-type="float">
            <text:p>0,00042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ernando Zanotta Cru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.00231838030964668" calcext:value-type="float">
            <text:p>0,002318</text:p>
          </table:table-cell>
          <table:table-cell office:value-type="float" office:value="0.000335213119561715" calcext:value-type="float">
            <text:p>0,00033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Ingrid Herin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.0000169379383353182" calcext:value-type="float">
            <text:p>0,000017</text:p>
          </table:table-cell>
          <table:table-cell office:value-type="float" office:value="0.000662404774926075" calcext:value-type="float">
            <text:p>0,0006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ino Victor Avila Jacqu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0158793171893609" calcext:value-type="float">
            <text:p>0,000016</text:p>
          </table:table-cell>
          <table:table-cell office:value-type="float" office:value="0.000660622143555372" calcext:value-type="float">
            <text:p>0,0006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Maria de Fatima Sobral R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.00000105862114595739" calcext:value-type="float">
            <text:p>0,000001</text:p>
          </table:table-cell>
          <table:table-cell office:value-type="float" office:value="0.00106674839209246" calcext:value-type="float">
            <text:p>0,00106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laudio Chiminazz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Luiz Alberto O Ribei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ania de A Wei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Sergio Luiz Westpha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1778102768945" calcext:value-type="float">
            <text:p>0,00058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Alessandro Dal Col Luc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559059394674" calcext:value-type="float">
            <text:p>0,00053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ndre Luis Thom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8825278800917" calcext:value-type="float">
            <text:p>0,00046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ntonio Carlos Souza Albuquerque Bar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8623529487381" calcext:value-type="float">
            <text:p>0,00038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Joao Alfredo Brai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3520007560792" calcext:value-type="float">
            <text:p>0,0003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Humberto Boh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09370427186335" calcext:value-type="float">
            <text:p>0,0002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Luiz Antonio Sal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09689213893967" calcext:value-type="float">
            <text:p>0,0001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ndrew Watter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63258108786464" calcext:value-type="float">
            <text:p>0,0008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yodeji A Adeoy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63258108786464" calcext:value-type="float">
            <text:p>0,0008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Bruno Gomes Tavares 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63258108786464" calcext:value-type="float">
            <text:p>0,0008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Dorothy Ngaji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63258108786464" calcext:value-type="float">
            <text:p>0,0008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Giovani Nicolas Betto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63258108786464" calcext:value-type="float">
            <text:p>0,0008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Kirill Buketov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63258108786464" calcext:value-type="float">
            <text:p>0,0008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Mohamed Jeebh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63258108786464" calcext:value-type="float">
            <text:p>0,0008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Rebecca Mitc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63258108786464" calcext:value-type="float">
            <text:p>0,0008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Silvio Caz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63258108786464" calcext:value-type="float">
            <text:p>0,0008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Fabio Almeida Iran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4220693773298" calcext:value-type="float">
            <text:p>0,00064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aico Paulo Alf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4220693773298" calcext:value-type="float">
            <text:p>0,00064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onique Presser Cigol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4220693773298" calcext:value-type="float">
            <text:p>0,00064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Rafael Lorschei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4220693773298" calcext:value-type="float">
            <text:p>0,00064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Vitor Hugo Zanot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4220693773298" calcext:value-type="float">
            <text:p>0,00064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Viviane Reginaldo 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4220693773298" calcext:value-type="float">
            <text:p>0,00064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Antonio Los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7394783366099" calcext:value-type="float">
            <text:p>0,00050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amile Thais Castol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0458067122874" calcext:value-type="float">
            <text:p>0,0007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Ivan Renato Kro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0458067122874" calcext:value-type="float">
            <text:p>0,0007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Lauri Lourenco Radu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0458067122874" calcext:value-type="float">
            <text:p>0,0007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Renato Kujawi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0458067122874" calcext:value-type="float">
            <text:p>0,0007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Felipe Adeliode Dav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0458067122873" calcext:value-type="float">
            <text:p>0,0007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Gismael Francisco Pe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0458067122873" calcext:value-type="float">
            <text:p>0,0007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lvaro Stol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6168977436232" calcext:value-type="float">
            <text:p>0,0005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Ivo Antonio Did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6168977436232" calcext:value-type="float">
            <text:p>0,0005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Joaquim Taizo Sawasa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6168977436232" calcext:value-type="float">
            <text:p>0,0005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Gabriel Hof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6168977436232" calcext:value-type="float">
            <text:p>0,0005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dilson Jau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6049544407125" calcext:value-type="float">
            <text:p>0,0007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Cassiano Stefanc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6049544407125" calcext:value-type="float">
            <text:p>0,0007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Daniel Uh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6049544407125" calcext:value-type="float">
            <text:p>0,0007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Juliano Ricardo Far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6049544407125" calcext:value-type="float">
            <text:p>0,0007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Lucio Zab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6049544407125" calcext:value-type="float">
            <text:p>0,0007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Luiz Marcelo Costa Dut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6049544407125" calcext:value-type="float">
            <text:p>0,0007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Marcos Paulo Ludw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6049544407125" calcext:value-type="float">
            <text:p>0,0007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Marno Elisandro Losek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6049544407125" calcext:value-type="float">
            <text:p>0,0007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llan Patrick Timm de 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4422092267868" calcext:value-type="float">
            <text:p>0,0006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Amanda Alvariz Lo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4422092267868" calcext:value-type="float">
            <text:p>0,0006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Matheus Ramos F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4422092267868" calcext:value-type="float">
            <text:p>0,0006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Pamela Aristimunho Sedr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4422092267868" calcext:value-type="float">
            <text:p>0,0006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Paula Moreira da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4422092267868" calcext:value-type="float">
            <text:p>0,0006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Victor Fernando Buttow 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4422092267868" calcext:value-type="float">
            <text:p>0,0006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odrigo Garavaglia Ches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4422092267868" calcext:value-type="float">
            <text:p>0,0006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Diego Nunes Soa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0293844388496" calcext:value-type="float">
            <text:p>0,0006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Eduardo Nascimento Ab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0293844388496" calcext:value-type="float">
            <text:p>0,0006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Fabio Kesler Dal Sogl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0293844388496" calcext:value-type="float">
            <text:p>0,0006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Francisco Mante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0293844388496" calcext:value-type="float">
            <text:p>0,0006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Jose Antonio Simoes Pires Ne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7049890405991" calcext:value-type="float">
            <text:p>0,0005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Luciana Kazue Otutu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7049890405991" calcext:value-type="float">
            <text:p>0,0005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Luis Eduardo de Souza Gaz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7049890405991" calcext:value-type="float">
            <text:p>0,0005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lexssandro de Freitas de Mora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5179106168226" calcext:value-type="float">
            <text:p>0,0005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osana Matos de Mora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5179106168226" calcext:value-type="float">
            <text:p>0,0005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icente Guilherme Hand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5179106168226" calcext:value-type="float">
            <text:p>0,0005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rtur Fernando Poffo Co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5179106168226" calcext:value-type="float">
            <text:p>0,0005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dilson de Quadros Coutin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1056531920989" calcext:value-type="float">
            <text:p>0,00053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Giandro Duarte Teix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1056531920989" calcext:value-type="float">
            <text:p>0,00053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Lineu Mi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1056531920989" calcext:value-type="float">
            <text:p>0,00053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dalena Bo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4225881533384" calcext:value-type="float">
            <text:p>0,00052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Rosana Mattos de Mora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4225881533384" calcext:value-type="float">
            <text:p>0,00052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lan Willian Vilela Pom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Alex Teixeira Andr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manda Posselt Mart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urinelza Batista Teixeira Cond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arlos Marcelo Silveira Soa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Cristiano Goncalves Caix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Delio Borges Godin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Fabio Aurelio Dias Mart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Felipe de Campos Carmo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Gian Ghisl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Jeniffer Berte Va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oren Pacheco Duar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Luciano Pinzon Brauw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Luiz Gustavo de Oliveira Denar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ateus Westerhofer Goul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Robson Luz Co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duardo Anibele Str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4044225357664" calcext:value-type="float">
            <text:p>0,00071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Fabio Batista Arau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4044225357664" calcext:value-type="float">
            <text:p>0,00071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ernanda Car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4044225357664" calcext:value-type="float">
            <text:p>0,00071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Gabriel Nachtigall Mar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4044225357664" calcext:value-type="float">
            <text:p>0,00071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Lais Pe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4044225357664" calcext:value-type="float">
            <text:p>0,00071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Thiago Freitas Lu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4044225357664" calcext:value-type="float">
            <text:p>0,00071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Bruno Jose Rodrigues Al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90131751050545" calcext:value-type="float">
            <text:p>0,0006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Dejair Lopes Alme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90131751050545" calcext:value-type="float">
            <text:p>0,0006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Jose Guilherme Marinho Guer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90131751050545" calcext:value-type="float">
            <text:p>0,0006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Leandro Azevedo 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90131751050545" calcext:value-type="float">
            <text:p>0,0006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ilton Parron Pado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90131751050545" calcext:value-type="float">
            <text:p>0,0006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ul de Lucena Duarte Ribe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90131751050545" calcext:value-type="float">
            <text:p>0,0006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ndre Br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2390578191505" calcext:value-type="float">
            <text:p>0,0006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Ilson Ghellar 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2390578191505" calcext:value-type="float">
            <text:p>0,0006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Julio Antonio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2390578191505" calcext:value-type="float">
            <text:p>0,0006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Karine Kryc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2390578191505" calcext:value-type="float">
            <text:p>0,0006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ariana L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2390578191505" calcext:value-type="float">
            <text:p>0,0006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oberto Wei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2390578191505" calcext:value-type="float">
            <text:p>0,0006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Isidoro Carlos Ass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8553669644904" calcext:value-type="float">
            <text:p>0,0006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Jeanppiere Cigol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8553669644904" calcext:value-type="float">
            <text:p>0,0006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Pedro Jacinto Cru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8553669644904" calcext:value-type="float">
            <text:p>0,0006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Carolina Bre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7316864027149" calcext:value-type="float">
            <text:p>0,0006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Carolina da Sil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7316864027149" calcext:value-type="float">
            <text:p>0,0006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Eduardo Ultramari Ma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7316864027149" calcext:value-type="float">
            <text:p>0,0006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457" calcext:value-type="float">
            <text:p>457</text:p>
          </table:table-cell>
          <table:table-cell office:value-type="string" calcext:value-type="string">
            <text:p>Fernanda Fei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7316864027149" calcext:value-type="float">
            <text:p>0,0006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Glaucia Glaucia Azevedo do Ama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7316864027149" calcext:value-type="float">
            <text:p>0,0006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Jaime Urdapilleta Tarou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7316864027149" calcext:value-type="float">
            <text:p>0,0006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lexsandro Bahr Kro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308044315057" calcext:value-type="float">
            <text:p>0,0006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Bianca Pio Avi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308044315057" calcext:value-type="float">
            <text:p>0,0006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Guilherme Henrique Scheff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308044315057" calcext:value-type="float">
            <text:p>0,0006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Janaina Sauth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308044315057" calcext:value-type="float">
            <text:p>0,0006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Jorge Schafhauser 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308044315057" calcext:value-type="float">
            <text:p>0,0006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Rudolf Brand Scheib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308044315057" calcext:value-type="float">
            <text:p>0,0006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Eder Alexandre Minski da Mot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7376279974851" calcext:value-type="float">
            <text:p>0,00059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Karine Cristina Kry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7376279974851" calcext:value-type="float">
            <text:p>0,00059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Marlon Risso Barbo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7376279974851" calcext:value-type="float">
            <text:p>0,00059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Bruno Casam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8318825492783" calcext:value-type="float">
            <text:p>0,0005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Emiliano Santarro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8318825492783" calcext:value-type="float">
            <text:p>0,0005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Luis Carlos La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8318825492783" calcext:value-type="float">
            <text:p>0,0005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Adriana Pires Ne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2899078936643" calcext:value-type="float">
            <text:p>0,00057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arolina Schlotef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2899078936643" calcext:value-type="float">
            <text:p>0,00057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arolina Schlotefel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2899078936643" calcext:value-type="float">
            <text:p>0,00057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tiane Skrebsky Quad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2899078936643" calcext:value-type="float">
            <text:p>0,00057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Frederico Guerra Cassan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2899078936643" calcext:value-type="float">
            <text:p>0,00057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Hugo Fabricio Fernandes Balbu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2899078936643" calcext:value-type="float">
            <text:p>0,00057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Marcos Goulart de 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2899078936643" calcext:value-type="float">
            <text:p>0,00057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Sergio Ivan Dos 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2899078936643" calcext:value-type="float">
            <text:p>0,00057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icero B Menez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2275033440769" calcext:value-type="float">
            <text:p>0,00057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Flavio D Tar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2275033440769" calcext:value-type="float">
            <text:p>0,00057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Lilian Bar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2275033440769" calcext:value-type="float">
            <text:p>0,00057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Lucas Nunes 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2275033440769" calcext:value-type="float">
            <text:p>0,00057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Paulo Henrique Facchin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2275033440769" calcext:value-type="float">
            <text:p>0,00057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Rafael A da C Parr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2275033440769" calcext:value-type="float">
            <text:p>0,00057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Robert Eugene Schaff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2275033440769" calcext:value-type="float">
            <text:p>0,00057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Glauber Moncon Fip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1030748043814" calcext:value-type="float">
            <text:p>0,0005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Ignacio Aspiaz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1030748043814" calcext:value-type="float">
            <text:p>0,0005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Willians Moraes Cereta Bernar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1030748043814" calcext:value-type="float">
            <text:p>0,0005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Fabricio Doming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8414961874591" calcext:value-type="float">
            <text:p>0,0005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Gabriela Nai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8414961874591" calcext:value-type="float">
            <text:p>0,0005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Jackson Freitas Brilhante De Sao J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8414961874591" calcext:value-type="float">
            <text:p>0,0005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Juan Saavedra Del Agui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8414961874591" calcext:value-type="float">
            <text:p>0,0005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Tales Tie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8414961874591" calcext:value-type="float">
            <text:p>0,0005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Carlos Antonio Saraiva Oso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037941508227" calcext:value-type="float">
            <text:p>0,0005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Claudio Portela de Carval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037941508227" calcext:value-type="float">
            <text:p>0,0005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Helen Marocco de 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037941508227" calcext:value-type="float">
            <text:p>0,0005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Rodrigo Oliveira de Alme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037941508227" calcext:value-type="float">
            <text:p>0,0005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na Claudia Barneche 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2804460905586" calcext:value-type="float">
            <text:p>0,0004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ernando R Per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2804460905586" calcext:value-type="float">
            <text:p>0,0004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Rogerio L Back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2804460905586" calcext:value-type="float">
            <text:p>0,0004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Walter Meirel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2804460905586" calcext:value-type="float">
            <text:p>0,0004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Diego Henrique Si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6179847707504" calcext:value-type="float">
            <text:p>0,00073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omar Mateus Coras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6179847707504" calcext:value-type="float">
            <text:p>0,00073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Juliete Maria Frighet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6179847707504" calcext:value-type="float">
            <text:p>0,00073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Junior Mello Dam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6179847707504" calcext:value-type="float">
            <text:p>0,00073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Osmar Henrique de Castro P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6179847707504" calcext:value-type="float">
            <text:p>0,00073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enato Trevis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6179847707504" calcext:value-type="float">
            <text:p>0,00073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deliano Cargn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5808375775493" calcext:value-type="float">
            <text:p>0,00073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manda Heemann Ju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5808375775493" calcext:value-type="float">
            <text:p>0,00073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Leo Duc Haa Carson Schwartzhaupt da Concei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5808375775493" calcext:value-type="float">
            <text:p>0,00073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ainan Graeff Tas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5808375775493" calcext:value-type="float">
            <text:p>0,00073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Anderson Cristian Berga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Aureliano Jose Vieira P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Barbara Bonsag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Barbara Louise Pacheco Ram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Braulio Maia de Lana Sou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roline Giane de Car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Daniel Lucas Santos D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Daniela Deitos F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Debora Francielly de 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Edilaine Istefani Franklin Transpad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Fabio Regis Sou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Francieli Bragh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vane Benedetti Ton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Jairo Rafael Machado D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Janaina Tramuj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Jose Francisco Dos Santos Silveira 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Luciana Sonia da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Natan Teles Cru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hellipe Donald Alves Noro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Renata Rodrigues Jard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Silvia Regina Rodrigues La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Augusto Friederic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6438353796067" calcext:value-type="float">
            <text:p>0,0007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leber R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6438353796067" calcext:value-type="float">
            <text:p>0,0007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Jaime Antonio de Alme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6438353796067" calcext:value-type="float">
            <text:p>0,0007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Marco Andre Grohsko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6438353796067" calcext:value-type="float">
            <text:p>0,0007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Elisio Camargo Bort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3838725763749" calcext:value-type="float">
            <text:p>0,00070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Fernanda Scharnberg Brand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3838725763749" calcext:value-type="float">
            <text:p>0,00070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Jean Carlos Dos Reis Soa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3838725763749" calcext:value-type="float">
            <text:p>0,00070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Joao Armando Dessimon Mach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3838725763749" calcext:value-type="float">
            <text:p>0,00070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Maria Eugenia Andrighetto Canozz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3838725763749" calcext:value-type="float">
            <text:p>0,00070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Matheus Dhein D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3838725763749" calcext:value-type="float">
            <text:p>0,00070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Carla Patricia Severino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3668858398482" calcext:value-type="float">
            <text:p>0,00067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ristiane Carvalho Pa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3668858398482" calcext:value-type="float">
            <text:p>0,00067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Fernanda de Oliveira Andr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3668858398482" calcext:value-type="float">
            <text:p>0,00067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Juliana Conte Zanot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3668858398482" calcext:value-type="float">
            <text:p>0,00067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Ezequiel Cesar Carvalho M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3188142447345" calcext:value-type="float">
            <text:p>0,00066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Luis Eduardo Akiyoshi Sanches Suzu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3188142447345" calcext:value-type="float">
            <text:p>0,00066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Pablo Rostiro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3188142447345" calcext:value-type="float">
            <text:p>0,00066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Vinicius Saldanha Sche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3188142447345" calcext:value-type="float">
            <text:p>0,00066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Eloy Antonio Paulet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3188142447344" calcext:value-type="float">
            <text:p>0,00066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Viviane Santos Silva Ter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3188142447344" calcext:value-type="float">
            <text:p>0,00066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Andrielle Wouters Ku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1428566860031" calcext:value-type="float">
            <text:p>0,00065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Antonio Carlos Ferreira da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1428566860031" calcext:value-type="float">
            <text:p>0,00065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Jessica Mena Barreto Freit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1428566860031" calcext:value-type="float">
            <text:p>0,00065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Marilia Tede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1428566860031" calcext:value-type="float">
            <text:p>0,00065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Solange Bosio Tede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1428566860031" calcext:value-type="float">
            <text:p>0,00065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Viviane Dal Souto Fresc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1428566860031" calcext:value-type="float">
            <text:p>0,00065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Altair D r Fa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8199932694708" calcext:value-type="float">
            <text:p>0,0005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Claudir Lonrecet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8199932694708" calcext:value-type="float">
            <text:p>0,0005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Fernando Luis Caprio Co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8199932694708" calcext:value-type="float">
            <text:p>0,0005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Noeli J S Vasconcell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8199932694708" calcext:value-type="float">
            <text:p>0,0005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Antonio Carlos Faria Re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8157225753914" calcext:value-type="float">
            <text:p>0,0005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Claudia Yurika Tameh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8157225753914" calcext:value-type="float">
            <text:p>0,0005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Ivens Gomes Guimara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8157225753914" calcext:value-type="float">
            <text:p>0,0005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Marcia Marinho Lu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8157225753914" calcext:value-type="float">
            <text:p>0,0005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Marilda Carlos Vidot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8157225753914" calcext:value-type="float">
            <text:p>0,0005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Werner Ok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8157225753914" calcext:value-type="float">
            <text:p>0,0005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Priscila de Sousa Rollo Per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6394105461618" calcext:value-type="float">
            <text:p>0,0005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idney Luiz Stur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6394105461618" calcext:value-type="float">
            <text:p>0,0005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Vinicius Ribeiro Jard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6394105461618" calcext:value-type="float">
            <text:p>0,0005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Elen Nunes Gar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9404293762081" calcext:value-type="float">
            <text:p>0,00054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Franklin Riet Cor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9404293762081" calcext:value-type="float">
            <text:p>0,00054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Gustavo Gotuzzo Menez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9404293762081" calcext:value-type="float">
            <text:p>0,00054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Marial Del Carmem Mend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9404293762081" calcext:value-type="float">
            <text:p>0,00054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Marta Elena Gonzalez Mend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9404293762081" calcext:value-type="float">
            <text:p>0,00054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Divanilde Guer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0964636189925" calcext:value-type="float">
            <text:p>0,0005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Juliana Ribeiro Bress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0964636189925" calcext:value-type="float">
            <text:p>0,0005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Cicero Carlo Camer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0187499842895" calcext:value-type="float">
            <text:p>0,00053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Luis Mauricio Fink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0187499842895" calcext:value-type="float">
            <text:p>0,00053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Marcelo de Oliveira Co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0187499842895" calcext:value-type="float">
            <text:p>0,00053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Paulo Roberto Mendes Gimen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0187499842895" calcext:value-type="float">
            <text:p>0,00053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Edson Aparecido Dos 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5936152555365" calcext:value-type="float">
            <text:p>0,00052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Cicero Teixeira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5936152555365" calcext:value-type="float">
            <text:p>0,00052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Jorge Marcelo Padovani Por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5936152555365" calcext:value-type="float">
            <text:p>0,00052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Jose Barbosa Dos 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5936152555365" calcext:value-type="float">
            <text:p>0,00052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Joao Alfredo de Oliveira Sampa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2805186023099" calcext:value-type="float">
            <text:p>0,00048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Pietra Fialho Tor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2805186023099" calcext:value-type="float">
            <text:p>0,00048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Daniela Bueno Piaz Barbo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7221392592822" calcext:value-type="float">
            <text:p>0,00045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Marcio Henrique Lausch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7221392592822" calcext:value-type="float">
            <text:p>0,00045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Laurie Fofonka Cu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688226260726" calcext:value-type="float">
            <text:p>0,0004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Marcia 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688226260726" calcext:value-type="float">
            <text:p>0,0004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Marcos Silveira Wre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688226260726" calcext:value-type="float">
            <text:p>0,0004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Elisandra Solange Borto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3542154944488" calcext:value-type="float">
            <text:p>0,00045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Adao da Silva Aco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3793829059824" calcext:value-type="float">
            <text:p>0,00044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Francisco Tenorio Falcao Per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3793829059824" calcext:value-type="float">
            <text:p>0,00044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Marcelo Antonio Araldi Brand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3793829059824" calcext:value-type="float">
            <text:p>0,00044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Marcio Pacheco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3793829059824" calcext:value-type="float">
            <text:p>0,00044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aula Juliane Barbosa de 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5635150890744" calcext:value-type="float">
            <text:p>0,0004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icardo Bemfica Steff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5635150890744" calcext:value-type="float">
            <text:p>0,0004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Eli Scarparo Mart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7307149751686" calcext:value-type="float">
            <text:p>0,00040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Lilian Mag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7307149751686" calcext:value-type="float">
            <text:p>0,00040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Diogo Kacheski B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2874210449688" calcext:value-type="float">
            <text:p>0,00040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Felipe E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2874210449688" calcext:value-type="float">
            <text:p>0,00040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a Lawisch Bra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2874210449688" calcext:value-type="float">
            <text:p>0,00040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Leonardo Araripe Cranc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318286706423" calcext:value-type="float">
            <text:p>0,00103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na Lucia Hani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71965447330759" calcext:value-type="float">
            <text:p>0,0007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Gilcimar Adriano Vo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71965447330759" calcext:value-type="float">
            <text:p>0,0007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Mario Mira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71965447330759" calcext:value-type="float">
            <text:p>0,0007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Ulisses de Arruda Cordo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71965447330759" calcext:value-type="float">
            <text:p>0,0007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Vagner Miranda Por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71965447330759" calcext:value-type="float">
            <text:p>0,0007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Adriana Ambros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Adriana Gio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Adriano Rudi Maix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Alexandre Coradini Fontoura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Anderson Dionei Grutzma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Anibal de Mora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Deborah Ala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Deivid Araujo Mag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Deonisia Martini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Duilio Guerra Bandin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Edgar Fernando Lu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Eliza Gra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Euripedes Malavo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Fatima Adebisi Olabiy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Fernando Luiz Ferreira Quad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Franciele Silva Ar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Gustavo Telles da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Halima Sallaw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Ivan R C Kro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Jaqueline Schneider Le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Jeremiah Folorunsho Mart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Joao Ruy Jardim Fre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Job Nma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Jose Carlos da Silveira Oso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Joshua Patr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Luciane Maria Pereira Passag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Luciane Mart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Luciano Kay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Luis Eduardo Panozz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Luis Pedro de Melo Pl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Marcelo Zi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Marcia Aparecida Simon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Marcos Bor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Maria Helena Bodanese Zanet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Maria Teresa Moreira Oso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Naime de Barcellos Trevis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Niumar Dutra Aurel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Roberson Macedo 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andra Galbe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Sebastiao Brasil Campos Lusto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lvino Guimaraes Mor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Wagner Jo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Andre Luiz Mo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26921398305492" calcext:value-type="float">
            <text:p>0,00072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Catia Dos Santos Bran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26921398305492" calcext:value-type="float">
            <text:p>0,00072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Gabriel Scherner Zanot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26921398305492" calcext:value-type="float">
            <text:p>0,00072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Luciana Bavaresco Andrade Tougui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26921398305492" calcext:value-type="float">
            <text:p>0,00072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Jerusa R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0952063517698" calcext:value-type="float">
            <text:p>0,00071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Leonardo Darbello Tor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0952063517698" calcext:value-type="float">
            <text:p>0,00071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Maira Cristina Pedrot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0952063517698" calcext:value-type="float">
            <text:p>0,00071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Rodolpho Freire Mar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0952063517698" calcext:value-type="float">
            <text:p>0,00071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Simone Priscila Botte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0952063517698" calcext:value-type="float">
            <text:p>0,00071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Carlos A Force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9348466641268" calcext:value-type="float">
            <text:p>0,00069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Luciane de A Hor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9348466641268" calcext:value-type="float">
            <text:p>0,00069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Marcelo S Miel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9348466641268" calcext:value-type="float">
            <text:p>0,00069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Marilei Suz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9348466641268" calcext:value-type="float">
            <text:p>0,00069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Elias Abel Barbo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7311487322252" calcext:value-type="float">
            <text:p>0,00067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Lucas Oliveira Co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7311487322252" calcext:value-type="float">
            <text:p>0,00067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Luciano Leite Navar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7311487322252" calcext:value-type="float">
            <text:p>0,00067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Vinicius Augusto Steff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7311487322252" calcext:value-type="float">
            <text:p>0,00067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Caroline Borges Bevilacq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162284399684" calcext:value-type="float">
            <text:p>0,0006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Eduardo Vens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162284399684" calcext:value-type="float">
            <text:p>0,0006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Helen Claudine Saliba Rodrig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162284399684" calcext:value-type="float">
            <text:p>0,0006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Paulo Djalma Zi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162284399684" calcext:value-type="float">
            <text:p>0,0006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Paulo Ricardo Reis Fagun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162284399684" calcext:value-type="float">
            <text:p>0,0006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Bruno Monks da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9253147396342" calcext:value-type="float">
            <text:p>0,000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Camila Peligrinotti Tarou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9253147396342" calcext:value-type="float">
            <text:p>0,000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Franciele Mari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9253147396342" calcext:value-type="float">
            <text:p>0,000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Marcos Andre Nohat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9253147396342" calcext:value-type="float">
            <text:p>0,000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Cesar A m Mor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9600245879223" calcext:value-type="float">
            <text:p>0,0006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Claudio Lova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9600245879223" calcext:value-type="float">
            <text:p>0,0006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Gustavo A k Mart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9600245879223" calcext:value-type="float">
            <text:p>0,0006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Jorge N Trevis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9600245879223" calcext:value-type="float">
            <text:p>0,0006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Walter J s Buzat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9600245879223" calcext:value-type="float">
            <text:p>0,0006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Derblai Casarol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2447677850932" calcext:value-type="float">
            <text:p>0,0006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Leonardo Magalhaes Anton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2447677850932" calcext:value-type="float">
            <text:p>0,0006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Marlove Fatima Briao Mun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2447677850932" calcext:value-type="float">
            <text:p>0,0006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Simone Medianeira Franz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2447677850932" calcext:value-type="float">
            <text:p>0,0006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Alencar Junior Za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7917817854121" calcext:value-type="float">
            <text:p>0,0006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Joelma Dutra Fagun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7917817854121" calcext:value-type="float">
            <text:p>0,0006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Nereu Augusto Str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7917817854121" calcext:value-type="float">
            <text:p>0,0006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Zilmar da Silva Sou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7917817854121" calcext:value-type="float">
            <text:p>0,0006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Edina Regina Neu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5612875019729" calcext:value-type="float">
            <text:p>0,0006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Israel Felipe Lustosa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5612875019729" calcext:value-type="float">
            <text:p>0,0006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Juliano Tadeu Vilela Rese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5612875019729" calcext:value-type="float">
            <text:p>0,0006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Fabiano Nunes V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3390598660189" calcext:value-type="float">
            <text:p>0,00060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Leonir Luiz Pasco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3390598660189" calcext:value-type="float">
            <text:p>0,00060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Miguelangelo Ziegler Arboi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3390598660189" calcext:value-type="float">
            <text:p>0,00060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aulo Santana Pache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3390598660189" calcext:value-type="float">
            <text:p>0,00060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Ricardo Zambarda V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3390598660189" calcext:value-type="float">
            <text:p>0,00060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Carlos Pierob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9780319729141" calcext:value-type="float">
            <text:p>0,0005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Man Mohan Kohl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9780319729141" calcext:value-type="float">
            <text:p>0,0005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Rosa Maria de Lujan Oviedo Cristal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9780319729141" calcext:value-type="float">
            <text:p>0,0005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lexandre de Carvalho Bra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6352740488082" calcext:value-type="float">
            <text:p>0,00055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Claudia Santos 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6352740488082" calcext:value-type="float">
            <text:p>0,00055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Julio Cesar de Almeida Ro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6352740488082" calcext:value-type="float">
            <text:p>0,00055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Cynthia Sofia Schmidt Coel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4772167637308" calcext:value-type="float">
            <text:p>0,0005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Marjorie F Beck Teix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4772167637308" calcext:value-type="float">
            <text:p>0,0005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Paulo Augusto Este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4772167637308" calcext:value-type="float">
            <text:p>0,0005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Renata Servan De Alme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4772167637308" calcext:value-type="float">
            <text:p>0,0005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Ricardo Antonio Amaral Lem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4772167637308" calcext:value-type="float">
            <text:p>0,0005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Silvia Valim Me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4772167637308" calcext:value-type="float">
            <text:p>0,0005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Ana Lucia Cunha Dornel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6065522916356" calcext:value-type="float">
            <text:p>0,0005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Claudia Erna L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6065522916356" calcext:value-type="float">
            <text:p>0,0005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Maria Jane Cruz Melo Sere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6065522916356" calcext:value-type="float">
            <text:p>0,0005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Agi Costa Cassim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3695340975486" calcext:value-type="float">
            <text:p>0,00053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Carlos Gustavo Tornqu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3695340975486" calcext:value-type="float">
            <text:p>0,00053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Magnolia Aparecida Silva da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3695340975486" calcext:value-type="float">
            <text:p>0,00053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atricia Lima de L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3695340975486" calcext:value-type="float">
            <text:p>0,00053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Paulo Cesar Nasc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3695340975486" calcext:value-type="float">
            <text:p>0,00053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Geraldo Luis Hilleb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96451650081" calcext:value-type="float">
            <text:p>0,00053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Julio Cesar G Sil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96451650081" calcext:value-type="float">
            <text:p>0,00053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Ruth G Calone Go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96451650081" calcext:value-type="float">
            <text:p>0,00053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Luiz Antonio Dos Santos D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5404653593187" calcext:value-type="float">
            <text:p>0,0005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Ronaldo Porto Madur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5404653593187" calcext:value-type="float">
            <text:p>0,0005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Adriana Ferreira Mart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0231301441564" calcext:value-type="float">
            <text:p>0,0005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Julie Graziela Zan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0231301441564" calcext:value-type="float">
            <text:p>0,0005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Leane Gabriele Collonia Fra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0231301441564" calcext:value-type="float">
            <text:p>0,0005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Leticia Schonhofen Longo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0231301441564" calcext:value-type="float">
            <text:p>0,0005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rineu Hartw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2677537676164" calcext:value-type="float">
            <text:p>0,00049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Juliano L Alme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2677537676164" calcext:value-type="float">
            <text:p>0,00049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Bernardo Ue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9127167983189" calcext:value-type="float">
            <text:p>0,0004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Zarela Gudelia Casas Navarro Zanatt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9127167983189" calcext:value-type="float">
            <text:p>0,0004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lexandre Diehl Kr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7051092785143" calcext:value-type="float">
            <text:p>0,0004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atima Menezes B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7051092785143" calcext:value-type="float">
            <text:p>0,0004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Silvio Paulo Mora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7051092785143" calcext:value-type="float">
            <text:p>0,0004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Candida Raquel Sherrer Mont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0626117082" calcext:value-type="float">
            <text:p>0,000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Elisane Shwar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0626117082" calcext:value-type="float">
            <text:p>0,000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Fernanda Nichele Sev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0141210779319" calcext:value-type="float">
            <text:p>0,0004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Ivan Renato Cardoso Kro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7686436434407" calcext:value-type="float">
            <text:p>0,00042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Monica de Medeiros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6155748313624" calcext:value-type="float">
            <text:p>0,0004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Vivian Caroline Ruprec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6155748313624" calcext:value-type="float">
            <text:p>0,0004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Gabriel Pinto Barre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3353383501373" calcext:value-type="float">
            <text:p>0,00040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Patricia Daniela da Silva P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3353383501373" calcext:value-type="float">
            <text:p>0,00040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Paulo Andre Rocha Pe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3353383501373" calcext:value-type="float">
            <text:p>0,00040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Priscila Correa Viebran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3353383501373" calcext:value-type="float">
            <text:p>0,00040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Eduardo Bohrer Azeve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2693432459965" calcext:value-type="float">
            <text:p>0,00040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Glaucia Azevedo Ama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2693432459965" calcext:value-type="float">
            <text:p>0,00040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atheus Martins Ferr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2693432459965" calcext:value-type="float">
            <text:p>0,00040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Adao Aco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012111390693" calcext:value-type="float">
            <text:p>0,0004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Lauro Jose Moreira Guimara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012111390693" calcext:value-type="float">
            <text:p>0,0004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Paulo Evaristo Oliveira Guimara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012111390693" calcext:value-type="float">
            <text:p>0,0004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Walter Fernandes Meirel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012111390693" calcext:value-type="float">
            <text:p>0,0004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Marcio Gazo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7986505690453" calcext:value-type="float">
            <text:p>0,0003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Raissa Schwalb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76462781080434" calcext:value-type="float">
            <text:p>0,00037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Rejane Fl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76462781080434" calcext:value-type="float">
            <text:p>0,00037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Alessandra Ma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Antonio Carlos Dos Santos Pess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Claudio N Nu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laudio Renato Schlessner Ke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D O Silv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Dalvan Jose Rein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Denise Reif Kroe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Diego G Pegora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Douglas Rodrigo Kai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Eder Joao Pozze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lton Vaca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Emerson Jose Alves Ma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Enivaldo Martini Vico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Erika do Carmo O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Fabiana Thome Cru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Fabio Meu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Fernanda Sotolani Sua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Fernando Pablo Silva 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G B de Lim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Hanna Karolyna Dos 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Helio Pena de Faria 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Jose F Barbosa Ne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Juvir Luiz Mattu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Larissa Ambros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Lauro Beltr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Leo D H Concei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Luana Bortolini Gie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Lucas Raimundo Rau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Luis Alberto Rom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Luis Antonio Kioshi Aoki Ion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Marcelo Bozet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Marcos Gabriel Braz de L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arcos S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Marcus Vinicius Sandoval Paix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Micael Stolben Mall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Osvaldo Kon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P R S Pi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Patricia da Silva D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Paulo Dabdab Waqu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Pedro Anderson de Paiva Dos 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Polyana Pulcheira Paix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R N Meirell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fael Ernesto Ba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Reimar Carles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enan Costa Beber Vi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Ricardo Basso Za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Soel Antonio Cla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T T M Valenti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Tarcila Souza de Castro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Virginia Fonseca Pedro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Gilberto Rocla Cu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22865009364952" calcext:value-type="float">
            <text:p>0,00072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Luis Antonio Ventimig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22865009364952" calcext:value-type="float">
            <text:p>0,00072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Miguel Macma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22865009364952" calcext:value-type="float">
            <text:p>0,00072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Roberto Gar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22865009364952" calcext:value-type="float">
            <text:p>0,00072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Andressa Machado Da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126684708782" calcext:value-type="float">
            <text:p>0,0007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ngelica Pereira Dos Santos Pin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126684708782" calcext:value-type="float">
            <text:p>0,0007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Cindy Anne Klausberger Xime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126684708782" calcext:value-type="float">
            <text:p>0,0007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Darlene Dos Santos Da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126684708782" calcext:value-type="float">
            <text:p>0,0007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Aleksandro Schafer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85390022920197" calcext:value-type="float">
            <text:p>0,00068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Fabio Araujo Ped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85390022920197" calcext:value-type="float">
            <text:p>0,00068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Regis Adriel Zan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85390022920197" calcext:value-type="float">
            <text:p>0,00068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Silvia Gonzalez Monte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85390022920197" calcext:value-type="float">
            <text:p>0,00068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Leandro Ventu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7943080382502" calcext:value-type="float">
            <text:p>0,00066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Mauricio Rigo Panazz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7943080382502" calcext:value-type="float">
            <text:p>0,00066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Valdirene Camatti Sart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7943080382502" calcext:value-type="float">
            <text:p>0,00066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Carlos Willi Van Der La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4773897367686" calcext:value-type="float">
            <text:p>0,0006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Daniza Half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4773897367686" calcext:value-type="float">
            <text:p>0,0006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Fatima Martins Bra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4773897367686" calcext:value-type="float">
            <text:p>0,0006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Marcelo Fernandes Sou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7824599402891" calcext:value-type="float">
            <text:p>0,00063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Sidinei Jose Lo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7824599402891" calcext:value-type="float">
            <text:p>0,00063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aleria Schimitz Marod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7824599402891" calcext:value-type="float">
            <text:p>0,00063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Carine Pedrot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3174582480208" calcext:value-type="float">
            <text:p>0,0006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Clarissa Franz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3174582480208" calcext:value-type="float">
            <text:p>0,0006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Daniel Santos Gro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3174582480208" calcext:value-type="float">
            <text:p>0,0006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Rafael Nicolas San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3174582480208" calcext:value-type="float">
            <text:p>0,0006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Joao Duarte Sch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7603894383618" calcext:value-type="float">
            <text:p>0,00062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Lauren Bittencort Med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7603894383618" calcext:value-type="float">
            <text:p>0,00062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Agenor Martinho Cor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759906679799" calcext:value-type="float">
            <text:p>0,0006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Edson Talarico Rodrig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759906679799" calcext:value-type="float">
            <text:p>0,0006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Manoel Carlos Goncal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759906679799" calcext:value-type="float">
            <text:p>0,0006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Silvana de Paula Quintao Sc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759906679799" calcext:value-type="float">
            <text:p>0,0006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Fernanda Bortol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5964623944809" calcext:value-type="float">
            <text:p>0,0006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Jamir Luis Silva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5964623944809" calcext:value-type="float">
            <text:p>0,0006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Jorge Faine Go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5964623944809" calcext:value-type="float">
            <text:p>0,0006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Mikael Bueno Longa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5964623944809" calcext:value-type="float">
            <text:p>0,0006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Geovano Parcian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5071266818076" calcext:value-type="float">
            <text:p>0,00060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Kleiton Douglas Sag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5071266818076" calcext:value-type="float">
            <text:p>0,00060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Lisandro Ra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5071266818076" calcext:value-type="float">
            <text:p>0,00060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Debora Turchet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9603371123394" calcext:value-type="float">
            <text:p>0,00059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Tiago Jose Bri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9603371123394" calcext:value-type="float">
            <text:p>0,00059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Jane Maria Bertocco Ezequ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4206398343314" calcext:value-type="float">
            <text:p>0,00058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Marco Antonio Gonzales de Carvalho de Carval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4206398343314" calcext:value-type="float">
            <text:p>0,00058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Marina Gonzales de Carval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4206398343314" calcext:value-type="float">
            <text:p>0,00058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Rosemary Lais Gala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4206398343314" calcext:value-type="float">
            <text:p>0,00058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Daniele Z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6307034267077" calcext:value-type="float">
            <text:p>0,00056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Gabriel Ribas Per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6307034267077" calcext:value-type="float">
            <text:p>0,00056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Paulo Rodrigo Ramos Xavier Per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6307034267077" calcext:value-type="float">
            <text:p>0,00056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Thomaz Zara Merc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6307034267077" calcext:value-type="float">
            <text:p>0,00056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Alfran Tellechea Mart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1798334302974" calcext:value-type="float">
            <text:p>0,0005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Andre da Rosa Ulgu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1798334302974" calcext:value-type="float">
            <text:p>0,0005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Nixon da Rosa Westendor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1798334302974" calcext:value-type="float">
            <text:p>0,0005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Eugene C Chou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9139561284624" calcext:value-type="float">
            <text:p>0,00054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Regina C D Pederzo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9139561284624" calcext:value-type="float">
            <text:p>0,00054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Edson Marcos Viana Por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0536647430817" calcext:value-type="float">
            <text:p>0,0005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Elaine Cristina Monteiro Arau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0536647430817" calcext:value-type="float">
            <text:p>0,0005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Henrique Marlon Ferreira Fernan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0536647430817" calcext:value-type="float">
            <text:p>0,0005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Raniele Caetano Co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0536647430817" calcext:value-type="float">
            <text:p>0,0005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Barbara Mafra Arau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8898186827372" calcext:value-type="float">
            <text:p>0,0005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Francisco Alexandre Mora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8898186827372" calcext:value-type="float">
            <text:p>0,0005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Luciano Colpo Gatibo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8898186827372" calcext:value-type="float">
            <text:p>0,0005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Joao Ronaldo Freitas de 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7566641009156" calcext:value-type="float">
            <text:p>0,0005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Juliano Tadeu Vilela de Rese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7566641009156" calcext:value-type="float">
            <text:p>0,0005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Maria Ligia de Souza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7566641009156" calcext:value-type="float">
            <text:p>0,0005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Leandro Ha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384973120801" calcext:value-type="float">
            <text:p>0,0005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Rafael Goulart Mach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384973120801" calcext:value-type="float">
            <text:p>0,0005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Raquel Garibaldi Damasce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384973120801" calcext:value-type="float">
            <text:p>0,0005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William Rosa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384973120801" calcext:value-type="float">
            <text:p>0,0005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Adriano Mantovani Tolf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3140530780237" calcext:value-type="float">
            <text:p>0,00052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Caroline E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3140530780237" calcext:value-type="float">
            <text:p>0,00052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Diogenes Cecchin Sil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3140530780237" calcext:value-type="float">
            <text:p>0,00052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Mogar Waihrich Feijo Facci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3140530780237" calcext:value-type="float">
            <text:p>0,00052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Joao Jaci de Medeiros 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1454068785882" calcext:value-type="float">
            <text:p>0,0005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Larissa Campos de 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1454068785882" calcext:value-type="float">
            <text:p>0,0005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Marcio Alberto Hilg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1454068785882" calcext:value-type="float">
            <text:p>0,0005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Marilia Lazarot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1454068785882" calcext:value-type="float">
            <text:p>0,0005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Adriane Leite Ama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953447098673" calcext:value-type="float">
            <text:p>0,0005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Fabio Pand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953447098673" calcext:value-type="float">
            <text:p>0,0005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Jose Fernandes Barbosa Ne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953447098673" calcext:value-type="float">
            <text:p>0,0005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Elaine Damiani Co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8986254884239" calcext:value-type="float">
            <text:p>0,0005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Jacson Zu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8986254884239" calcext:value-type="float">
            <text:p>0,0005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Ricardo Lima Cas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8986254884239" calcext:value-type="float">
            <text:p>0,0005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Taisa Dal Mag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8986254884239" calcext:value-type="float">
            <text:p>0,0005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Fernando Shimitd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6427752505595" calcext:value-type="float">
            <text:p>0,0005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Gentil Felix da Silva Ne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6427752505595" calcext:value-type="float">
            <text:p>0,0005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Jussara Bernardi Mezzo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1884121667875" calcext:value-type="float">
            <text:p>0,00049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Luciana Noll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1884121667875" calcext:value-type="float">
            <text:p>0,00049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Abdel Correia Hand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1018259837464" calcext:value-type="float">
            <text:p>0,0004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Mario Luiz Biazzetti Fil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1018259837464" calcext:value-type="float">
            <text:p>0,0004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Mario Roberto Chim Figueire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1018259837464" calcext:value-type="float">
            <text:p>0,0004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Enio Rosa Pr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759930392325" calcext:value-type="float">
            <text:p>0,00048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Joilmaro Rodrigo Pereira Ros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759930392325" calcext:value-type="float">
            <text:p>0,00048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Gilberto Antonio Peripolli Bevilaq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4821329508689" calcext:value-type="float">
            <text:p>0,00046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Sandra Maria Mazi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4821329508689" calcext:value-type="float">
            <text:p>0,00046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Vera Beatriz Wa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1748909280265" calcext:value-type="float">
            <text:p>0,0004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Bruna F s Norn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1002240643269" calcext:value-type="float">
            <text:p>0,00046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Carolina Reyes Bati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1002240643269" calcext:value-type="float">
            <text:p>0,00046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Luis Fernando Mar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1002240643269" calcext:value-type="float">
            <text:p>0,00046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Paulo Cesar 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1002240643269" calcext:value-type="float">
            <text:p>0,00046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Katiuscia Fonseca Dos Santos Strassbur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2880542476738" calcext:value-type="float">
            <text:p>0,0004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William Zanar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2880542476738" calcext:value-type="float">
            <text:p>0,0004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Geraldo Luiz Hilleb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8190152705427" calcext:value-type="float">
            <text:p>0,0004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Joao Resl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8190152705427" calcext:value-type="float">
            <text:p>0,0004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Kadima Melo 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4220090375183" calcext:value-type="float">
            <text:p>0,0004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Valmira Machado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4220090375183" calcext:value-type="float">
            <text:p>0,0004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Gerson Madru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3979422547212" calcext:value-type="float">
            <text:p>0,00043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Luiz C b Fallav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3979422547212" calcext:value-type="float">
            <text:p>0,00043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Aline Tessmer Tie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850451180967" calcext:value-type="float">
            <text:p>0,00042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Cesar Bauer Go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850451180967" calcext:value-type="float">
            <text:p>0,00042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Chaiane Borges Signor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850451180967" calcext:value-type="float">
            <text:p>0,00042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Lucia Somavi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850451180967" calcext:value-type="float">
            <text:p>0,00042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Luis A M Bran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8469140966513" calcext:value-type="float">
            <text:p>0,00042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Luis Alberto M Bran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8469140966513" calcext:value-type="float">
            <text:p>0,00042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Angela Cristina Busn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7956026378556" calcext:value-type="float">
            <text:p>0,0004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Marina Martinello 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399886327929" calcext:value-type="float">
            <text:p>0,000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Paulo de Tarso Lima Teix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399886327929" calcext:value-type="float">
            <text:p>0,000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Eduarda Serpa Camboim Soa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7345368795581" calcext:value-type="float">
            <text:p>0,000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Felipe de Assis Ribe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7345368795581" calcext:value-type="float">
            <text:p>0,000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Willian de Varg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7345368795581" calcext:value-type="float">
            <text:p>0,000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Cleia Mara Fernandes Barr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3986829825524" calcext:value-type="float">
            <text:p>0,0004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Denise Fernanda Sil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3986829825524" calcext:value-type="float">
            <text:p>0,0004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Evandro Ademir D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8613047880973" calcext:value-type="float">
            <text:p>0,0004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Giovane Matias B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8613047880973" calcext:value-type="float">
            <text:p>0,0004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Marcelo Raul Schmi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8613047880973" calcext:value-type="float">
            <text:p>0,0004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Ana Elisa Alvim D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5329199283567" calcext:value-type="float">
            <text:p>0,00040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Amanda Pezz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95778075638265" calcext:value-type="float">
            <text:p>0,0003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Sabrina Raquel Griebe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94886738742007" calcext:value-type="float">
            <text:p>0,0003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Gilmario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8788467704612" calcext:value-type="float">
            <text:p>0,00038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Claiton Dutra Teix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466469583297" calcext:value-type="float">
            <text:p>0,00038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Marco Antonio Dornel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466469583297" calcext:value-type="float">
            <text:p>0,00038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Clarissa Menezes Sou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4628211143487" calcext:value-type="float">
            <text:p>0,0003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Jivago Schumacher 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4628211143487" calcext:value-type="float">
            <text:p>0,0003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Lucia Moreira Lan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4628211143487" calcext:value-type="float">
            <text:p>0,0003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Vitor Paulo Reckzie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2026357574529" calcext:value-type="float">
            <text:p>0,0003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Joao Ito Bergon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0603630192198" calcext:value-type="float">
            <text:p>0,0003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Solange Fran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0603630192198" calcext:value-type="float">
            <text:p>0,0003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Isabel Helena Vernetti Azambu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79756503290837" calcext:value-type="float">
            <text:p>0,00038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Aroni Satt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71545132778044" calcext:value-type="float">
            <text:p>0,00037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Sergio Echeverriga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71545132778044" calcext:value-type="float">
            <text:p>0,00037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Henrique Belmonte Pet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67065463667587" calcext:value-type="float">
            <text:p>0,0003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Arnaldo Tie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43612146352253" calcext:value-type="float">
            <text:p>0,00034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Guido Andre Schne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38539269613282" calcext:value-type="float">
            <text:p>0,00033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Iloir Ngelo Mar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3814147882623" calcext:value-type="float">
            <text:p>0,0003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Flavio Anastacio de Oliveira Camar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34453625076559" calcext:value-type="float">
            <text:p>0,00033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Jeronimo Luiz Andri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33757303517771" calcext:value-type="float">
            <text:p>0,0003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Carmem Lucia Becker Ferreir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9473136415921" calcext:value-type="float">
            <text:p>0,0003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Bianca Capit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8098611757413" calcext:value-type="float">
            <text:p>0,0003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Amanda Pelis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94605653662535" calcext:value-type="float">
            <text:p>0,00029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Eduardo Tonet Ferr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6693301887177" calcext:value-type="float">
            <text:p>0,00073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Helio Radke Bittencou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6693301887177" calcext:value-type="float">
            <text:p>0,00073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Leonardo Canel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6693301887177" calcext:value-type="float">
            <text:p>0,00073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Alana Grando Dornel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Alcir Jose Mod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Alvaro Fernando Por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Ana Paula Moreira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Andersson Daniel Steff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Andreia da Silva Co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Angelo Mendes Massig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Antonio Alberto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ntonio Americo Cardo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Antonio Pedro Brusamar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Benedito G Dos Santos Fil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Bruna Broti Rissa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Candice Schmitt Facc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Carlos Saraiva Oso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Carmen Villam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Cassio Cassal Brau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Claudete Miranda Abr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Cristiano Machado Sil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Cristina Pandolf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Daniela Cristina Pereira Lima L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Dario Munt Mora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Dora Sueli B 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Eduardo Canep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Emanuel Araujo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Emerson Trog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Esther Theisen Gabb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Evandro Neves Mun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vandro Zacca Ferr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Fernando Monte A Sales Sampa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Flavia Bechelli Ton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Gabriela Bueno Lu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Gabriela Oliveira Cava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Gil Rodrigues Dos 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Graciela Maiara Dalast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Guilherme Masarro Arau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Hamilton Medeiros Azeve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Helio Lango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Hugo Jose Braga Bra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Joana d Arc Freire Medei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Joao Mendes Frazao Sobrin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Jordani Borges Cardo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Jose Luis Trevizan Chio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enio de Gouvea Cab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ana Bruna de Oliveira Eng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arissa Bueno Ambros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Laura Camila de Godoy Goer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uiz Augusto Salles Ne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Manoel Mota Dos 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Marcia de Moraes E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Marciel Re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Marcos Daniel de Sousa Ferr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Marcos Gabb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Mariana Poll Mora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Matheus Nunes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Nei Fernandes Lo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Odoni Loris Pereira 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Paulo Lipp Jo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Raine Fonseca de Ma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Ricardo Augusto Lopes B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Rodrigo Ribeiro Fide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Rodrigo Rotili 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Roni Blu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Rosa Neli B Andr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Rudiney Soares Per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Sandra de Moraes Gime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Sandra Maria Har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Sidinei Zwick Rad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Silene Carval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Silvia Tibur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Suzimary Spec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Taynar Coelho de Oliveira Tava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Thercio M S Freit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Thomas Dos Santos Tren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Tiago Luan Hach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Tocio Sediyam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Vera D c M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inicius Sousa Fazio Faz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Wellynthon Machado Cunh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Wilson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Gabriela Leshe To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3238309988294" calcext:value-type="float">
            <text:p>0,0007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Josue Sant'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3238309988294" calcext:value-type="float">
            <text:p>0,0007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Rogerio Fernando Pires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3238309988294" calcext:value-type="float">
            <text:p>0,0007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Carlos Nabi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1843627999966" calcext:value-type="float">
            <text:p>0,0007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Ilsi Iob Boldr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1843627999966" calcext:value-type="float">
            <text:p>0,0007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Marcio so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1658618465586" calcext:value-type="float">
            <text:p>0,00064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Mauro Cesar Fioro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1658618465586" calcext:value-type="float">
            <text:p>0,00064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Pedro Luiz Schee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1658618465586" calcext:value-type="float">
            <text:p>0,00064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lcides Ros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0520957045063" calcext:value-type="float">
            <text:p>0,0006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Valdemar Hercilio Frei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0520957045063" calcext:value-type="float">
            <text:p>0,0006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Claudio de Miranda Peix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2251950804018" calcext:value-type="float">
            <text:p>0,0006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Fabiana Rez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2251950804018" calcext:value-type="float">
            <text:p>0,0006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Rafael de Campos Carmo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2251950804018" calcext:value-type="float">
            <text:p>0,0006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Francisco Das Chagas Leoni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1600916595412" calcext:value-type="float">
            <text:p>0,00061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Rogerio S c Co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1600916595412" calcext:value-type="float">
            <text:p>0,00061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Daniel Goncalves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5002074130027" calcext:value-type="float">
            <text:p>0,00059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Gabriela Caillava Porciunc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5002074130027" calcext:value-type="float">
            <text:p>0,00059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Tisa Echevarria Le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5002074130027" calcext:value-type="float">
            <text:p>0,00059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lizabeth Costa Lem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8932208157859" calcext:value-type="float">
            <text:p>0,00055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Maria Elisabet Bu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8932208157859" calcext:value-type="float">
            <text:p>0,00055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arlos Guilherme Trombet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2772375474218" calcext:value-type="float">
            <text:p>0,00055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Tanise Dos Santos Medei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2772375474218" calcext:value-type="float">
            <text:p>0,00055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Giovane Marton Ceo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8204450240751" calcext:value-type="float">
            <text:p>0,00054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Nadia Goer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8204450240751" calcext:value-type="float">
            <text:p>0,00054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Vanderlei Rodrigues da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8204450240751" calcext:value-type="float">
            <text:p>0,00054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Arno Otmar Simm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6665069615991" calcext:value-type="float">
            <text:p>0,00054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Daniel Marcelo Kot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6665069615991" calcext:value-type="float">
            <text:p>0,00054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Luiz Eduardo Bassay Bl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6665069615991" calcext:value-type="float">
            <text:p>0,00054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Cledi Negr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3477810480156" calcext:value-type="float">
            <text:p>0,00053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Magali Ferrari Gra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3477810480156" calcext:value-type="float">
            <text:p>0,00053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Sergio Valente Tomas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3477810480156" calcext:value-type="float">
            <text:p>0,00053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Virginia Santiago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87581055954" calcext:value-type="float">
            <text:p>0,0005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Daniza Coelho Half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7318592074074" calcext:value-type="float">
            <text:p>0,0005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Otto Feld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7318592074074" calcext:value-type="float">
            <text:p>0,0005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Flavio Moreira Xav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9075225385526" calcext:value-type="float">
            <text:p>0,00050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Vandro Rogerio Vizzot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9075225385526" calcext:value-type="float">
            <text:p>0,00050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Paulo Sergio Tren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077338229894" calcext:value-type="float">
            <text:p>0,00049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Jose g Oze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0541924254903" calcext:value-type="float">
            <text:p>0,0004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Rafael M Soa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0541924254903" calcext:value-type="float">
            <text:p>0,0004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Roger Hanc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7188112998572" calcext:value-type="float">
            <text:p>0,00047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Fabiana Mant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3737612199288" calcext:value-type="float">
            <text:p>0,00047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Grazine Tresold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3737612199288" calcext:value-type="float">
            <text:p>0,00047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Susana Cardo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3737612199288" calcext:value-type="float">
            <text:p>0,00047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Eunice Oliveira Calv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3092040169167" calcext:value-type="float">
            <text:p>0,00046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Jucelaine Van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3092040169167" calcext:value-type="float">
            <text:p>0,00046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Marcelo Tavares de Cas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3355524154005" calcext:value-type="float">
            <text:p>0,0004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Rose Gomes Monne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3355524154005" calcext:value-type="float">
            <text:p>0,0004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Sandro Coelho Linhares Montalv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3355524154005" calcext:value-type="float">
            <text:p>0,0004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Augusto Cruz Azambu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1595967193586" calcext:value-type="float">
            <text:p>0,0004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Fernanda 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1595967193586" calcext:value-type="float">
            <text:p>0,0004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aria Gorete Rosso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1595967193586" calcext:value-type="float">
            <text:p>0,0004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Guilherme Heis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6216067810465" calcext:value-type="float">
            <text:p>0,000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Julio Cesar Giuli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6216067810465" calcext:value-type="float">
            <text:p>0,000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Luiz Felipe da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6216067810465" calcext:value-type="float">
            <text:p>0,000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anuel Abad Beiu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6216067810465" calcext:value-type="float">
            <text:p>0,000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Manuel Agusti Fonf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6216067810465" calcext:value-type="float">
            <text:p>0,000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Sandra Rie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6216067810465" calcext:value-type="float">
            <text:p>0,000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Tais Alt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6216067810465" calcext:value-type="float">
            <text:p>0,000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Vicente Almela Oren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6216067810465" calcext:value-type="float">
            <text:p>0,000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Wagner Soa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6216067810465" calcext:value-type="float">
            <text:p>0,000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Bibiana Della Pasqua Ferr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583429466757" calcext:value-type="float">
            <text:p>0,000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Diana Schuch Bertogl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583429466757" calcext:value-type="float">
            <text:p>0,000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Pedro Coelho de Souza Schaff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583429466757" calcext:value-type="float">
            <text:p>0,000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laudio Per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5596117569785" calcext:value-type="float">
            <text:p>0,000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Leticia Marisol Flores Castane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5596117569785" calcext:value-type="float">
            <text:p>0,000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Sandra Jussara Nunes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5596117569785" calcext:value-type="float">
            <text:p>0,000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Amanda Fabres Oliveira Radu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7259816732846" calcext:value-type="float">
            <text:p>0,00042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Carolina Terra Bor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7259816732846" calcext:value-type="float">
            <text:p>0,00042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Edgar Ricardo Schoff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7259816732846" calcext:value-type="float">
            <text:p>0,00042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Andrea Facchini Crusi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2387546863916" calcext:value-type="float">
            <text:p>0,00042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Nilton Rodrigues Pa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2387546863916" calcext:value-type="float">
            <text:p>0,00042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Stela Maria de Jezus Cas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2387546863916" calcext:value-type="float">
            <text:p>0,00042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Joao Anaracy 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2297156092552" calcext:value-type="float">
            <text:p>0,00042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Luiz Carlos Gutko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2297156092552" calcext:value-type="float">
            <text:p>0,00042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Daniela Mart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9667846076895" calcext:value-type="float">
            <text:p>0,0004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Andreia Iraci Tumel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9220836187621" calcext:value-type="float">
            <text:p>0,00041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Marilia Caleffi Pai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9220836187621" calcext:value-type="float">
            <text:p>0,00041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oisio Sartora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4536731913506" calcext:value-type="float">
            <text:p>0,0004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Leo Hoffmann 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1693885642712" calcext:value-type="float">
            <text:p>0,0004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Sandra Moura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1693885642712" calcext:value-type="float">
            <text:p>0,0004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Astor Henrique Ni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1633949374473" calcext:value-type="float">
            <text:p>0,0004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Genei Antonio Dalm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1633949374473" calcext:value-type="float">
            <text:p>0,0004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Sandro Wils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1633949374473" calcext:value-type="float">
            <text:p>0,0004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Joao Carlos F Teix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1524130245182" calcext:value-type="float">
            <text:p>0,00040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Jose Antonio P Pr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1524130245182" calcext:value-type="float">
            <text:p>0,00040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Aldo Merotto 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99102524316927" calcext:value-type="float">
            <text:p>0,00039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Dirceu Agositn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99102524316927" calcext:value-type="float">
            <text:p>0,00039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Emiliano Santaro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90078321994438" calcext:value-type="float">
            <text:p>0,00039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Carlos Augusto Posser Sil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3751808977748" calcext:value-type="float">
            <text:p>0,0003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Marcel Diedrich Eichol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3751808977748" calcext:value-type="float">
            <text:p>0,0003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Miqueias de Oliveira As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78913819682512" calcext:value-type="float">
            <text:p>0,00037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Lucas Vinicius de Souza Cangus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78913819682512" calcext:value-type="float">
            <text:p>0,00037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Antonio Costa 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75922367441242" calcext:value-type="float">
            <text:p>0,00037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Silvana Manfredi Meirelles Coim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75922367441242" calcext:value-type="float">
            <text:p>0,00037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Olivio Cipran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72164990199648" calcext:value-type="float">
            <text:p>0,00037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Denis Salvati Guer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70787295876895" calcext:value-type="float">
            <text:p>0,0003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Jose Quirino Freitas Ferreira Co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68962762574105" calcext:value-type="float">
            <text:p>0,00036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Expedito P Sil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8461269239581" calcext:value-type="float">
            <text:p>0,00035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Iraja F Ant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8461269239581" calcext:value-type="float">
            <text:p>0,00035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Lucia A de O Loba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8461269239581" calcext:value-type="float">
            <text:p>0,00035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Iran Azevedo Duar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564240786255" calcext:value-type="float">
            <text:p>0,0003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Gilberto Azambuja Cente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45492996277933" calcext:value-type="float">
            <text:p>0,00034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Manoel Augusto Moraes Jaccott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45492996277933" calcext:value-type="float">
            <text:p>0,00034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Adriano Brand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44670710459216" calcext:value-type="float">
            <text:p>0,00034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imone Pien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44670710459216" calcext:value-type="float">
            <text:p>0,00034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Francisco Mand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41060492798755" calcext:value-type="float">
            <text:p>0,0003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Jorge Toniet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41060492798755" calcext:value-type="float">
            <text:p>0,0003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Mariana Homem de Mello 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36619452453118" calcext:value-type="float">
            <text:p>0,00033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hiago Hideo E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36619452453118" calcext:value-type="float">
            <text:p>0,00033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Dirceu Luis Zanot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36076027958087" calcext:value-type="float">
            <text:p>0,0003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Leo de Jesus Antunes Del Du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36076027958087" calcext:value-type="float">
            <text:p>0,0003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Elisabeth Lisboa de Saldanha Sou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336727298649" calcext:value-type="float">
            <text:p>0,00033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Raul Fernando Przybylski Be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336727298649" calcext:value-type="float">
            <text:p>0,00033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Jorge Alberto F Porciunc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4370577469258" calcext:value-type="float">
            <text:p>0,00032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Miriam Trevis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2317549356737" calcext:value-type="float">
            <text:p>0,0003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Priscila Aita Nasc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2317549356737" calcext:value-type="float">
            <text:p>0,0003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Ana Maria Heuminski Avi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0348549572507" calcext:value-type="float">
            <text:p>0,00032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Fernando Gustavo Mobrdie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7365497921216" calcext:value-type="float">
            <text:p>0,0003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Gilmar Sart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3462792087108" calcext:value-type="float">
            <text:p>0,0003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Jose Geraldo Oze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2456968201525" calcext:value-type="float">
            <text:p>0,00031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Patricia Medianeira Grigoletto Lond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131395447948" calcext:value-type="float">
            <text:p>0,00031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Armando Lopes Ama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07228936556405" calcext:value-type="float">
            <text:p>0,00030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Nelson M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07228936556405" calcext:value-type="float">
            <text:p>0,00030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Jean Samarone Almeida Ferr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00426626480154" calcext:value-type="float">
            <text:p>0,0003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Silvio Steinme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00426626480154" calcext:value-type="float">
            <text:p>0,0003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Andreia Patricia Andr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91206757982592" calcext:value-type="float">
            <text:p>0,00029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Priscylla Ferraz Camara Monte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91206757982592" calcext:value-type="float">
            <text:p>0,00029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Jackson Freitas Brilhante Sao J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890250167275" calcext:value-type="float">
            <text:p>0,00028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Ana Maria Oliveira Bi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87413234290331" calcext:value-type="float">
            <text:p>0,00028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Karla Medici Sarai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87413234290331" calcext:value-type="float">
            <text:p>0,00028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Patricia Tube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81197875772815" calcext:value-type="float">
            <text:p>0,00028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Leticia Mira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72133233792842" calcext:value-type="float">
            <text:p>0,00027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Jose Eloir Denar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66098911445943" calcext:value-type="float">
            <text:p>0,00026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Luciane Ma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66098911445943" calcext:value-type="float">
            <text:p>0,00026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Itamar Pacheco Amar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5182160494492" calcext:value-type="float">
            <text:p>0,00025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Tassiana Jaco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42276928063984" calcext:value-type="float">
            <text:p>0,00024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Abel Ciro Mintti Igre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Ademar Bran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Aida Terezinha Dos Santos Matsum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Andreas Koh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Antonio Wilson Penteado Ferreira Fil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Benedicto do Espirito Santo Cam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Benedito Silva Ne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Carla Rodenbu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Carlos Eduardo de Oliveira Camar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Carlos Tadeu Pippi Sa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Danilo Dos Santos Rheinhei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David Bas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David Santos de Freit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Dayxiele Bolico Soa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Decio Luiz Gazzo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Dionisi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Edivaldo Jose Ferreira 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Edson Campanhola Bortoluzz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Evely Gischkow Rucat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Fabio Moreira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Flavio A O Camar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Francine Lorena Cuq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Gabriel A 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H g k Kis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Hamilton Luiz de Souza Mora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Haroldo Tavares El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Henrique Moreira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nes Thomaz Gue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Ivaldo Geh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Ivan Carl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Ivandro Xavier Lucas Bau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Ivo Man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J a Boa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Joao Kami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Jorge Luiz Ber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Jose Maria Wi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Laura Lopes de Alme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Luiz Antonio Bia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Maite Moraes Vi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Marina Rau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Mauricio Mig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Priscila Pauly Ribas Rib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Renata Porto Alegre Gar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Saionara Araujo Wag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Silmar H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Simone Mundstock Jahn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Sueli Teresinha Van Der S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amara Esteves de 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Telmo Can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Victor Antunes Mat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Vladimir Pinheiro Do Nasc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Grace Oluwabukunmi Akins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9350109759054" calcext:value-type="float">
            <text:p>0,00071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Oluyomi Olumide Oyedap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9350109759054" calcext:value-type="float">
            <text:p>0,00071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Adrovany Teixeira Carvalh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3722157976973" calcext:value-type="float">
            <text:p>0,0006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Rodrigo Josemar Seminoti Jac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3722157976973" calcext:value-type="float">
            <text:p>0,0006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Jairo Gutter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9304760504474" calcext:value-type="float">
            <text:p>0,0006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Jose Mario de Oliveira Freit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9304760504474" calcext:value-type="float">
            <text:p>0,0006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Andrea Trolier Pi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2213669457006" calcext:value-type="float">
            <text:p>0,0006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David Jose Miquellu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2213669457006" calcext:value-type="float">
            <text:p>0,0006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Fabio Leandro Marasch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2213669457006" calcext:value-type="float">
            <text:p>0,0006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Ildegardis Berto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2213669457006" calcext:value-type="float">
            <text:p>0,0006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Jose Antonio Pires Ne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2213669457006" calcext:value-type="float">
            <text:p>0,0006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Luciano da Silva Sou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2213669457006" calcext:value-type="float">
            <text:p>0,0006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Sergei Weschenfe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2213669457006" calcext:value-type="float">
            <text:p>0,0006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Sidney Rosa Vi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2213669457006" calcext:value-type="float">
            <text:p>0,0006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Ricardo P Oa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51891550455" calcext:value-type="float">
            <text:p>0,00055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Vitorio Vi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51891550455" calcext:value-type="float">
            <text:p>0,00055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Marinez Saiote Tagli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7512929266588" calcext:value-type="float">
            <text:p>0,00053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Neiva Kna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7512929266588" calcext:value-type="float">
            <text:p>0,00053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Erna v J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3752249269902" calcext:value-type="float">
            <text:p>0,0004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Bruno Tadas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1404360118551" calcext:value-type="float">
            <text:p>0,00046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Jose Antonio Severo Celestino Al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1404360118551" calcext:value-type="float">
            <text:p>0,00046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Maria Helena Greco Soa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0645513650231" calcext:value-type="float">
            <text:p>0,0004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Miguel Angelo Sand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7655066545586" calcext:value-type="float">
            <text:p>0,0004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Tais Rui Dal Magro Gusber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7655066545586" calcext:value-type="float">
            <text:p>0,0004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Jose Ribamar da C 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8313041873684" calcext:value-type="float">
            <text:p>0,00043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Eduardo Delgado Ass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0401418845245" calcext:value-type="float">
            <text:p>0,00043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elomar Daison Gr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9615553297935" calcext:value-type="float">
            <text:p>0,0004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Edison Xavier Alme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9615553297935" calcext:value-type="float">
            <text:p>0,0004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Jairo Joao Carbon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9706727788654" calcext:value-type="float">
            <text:p>0,0004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Marcos B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9706727788654" calcext:value-type="float">
            <text:p>0,0004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Catia Fernanda Wra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8384879875387" calcext:value-type="float">
            <text:p>0,00041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Rafael Pivotto Bortolot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8384879875387" calcext:value-type="float">
            <text:p>0,00041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Carmem Ilse Job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5483466921744" calcext:value-type="float">
            <text:p>0,0004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Virginia Hammel Gandolf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5483466921744" calcext:value-type="float">
            <text:p>0,0004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Cristian Andre Pr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9586272884186" calcext:value-type="float">
            <text:p>0,0004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Rosa Trinidad Guerr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9586272884186" calcext:value-type="float">
            <text:p>0,0004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Jose Henrique Souza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96153535752601" calcext:value-type="float">
            <text:p>0,00039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David Ariovaldo Banzat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91250439450081" calcext:value-type="float">
            <text:p>0,00039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Camila Bonatto Vicen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73122209651548" calcext:value-type="float">
            <text:p>0,00037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Luanna Mazzot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73122209651548" calcext:value-type="float">
            <text:p>0,00037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Rafaela Meneguzz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73122209651548" calcext:value-type="float">
            <text:p>0,00037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Clayton Giani Bortol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68097138939473" calcext:value-type="float">
            <text:p>0,00036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Elio Corseu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9218310559564" calcext:value-type="float">
            <text:p>0,00035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Elise O Corde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9218310559564" calcext:value-type="float">
            <text:p>0,00035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Michael v Hick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44123401177799" calcext:value-type="float">
            <text:p>0,0003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Thomas T Bau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44123401177799" calcext:value-type="float">
            <text:p>0,0003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Gabriela Chesim de Sou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41658608143355" calcext:value-type="float">
            <text:p>0,00034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Luiza Rodrigues Reda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41658608143355" calcext:value-type="float">
            <text:p>0,00034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Rosa Lucia Dutra Ram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41658608143355" calcext:value-type="float">
            <text:p>0,00034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Silvia Maria Marodin Medei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41658608143355" calcext:value-type="float">
            <text:p>0,00034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Luiz Augusto Pe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41395067201882" calcext:value-type="float">
            <text:p>0,0003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Marcio Luis Vi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31882628787903" calcext:value-type="float">
            <text:p>0,00033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Elmar Luiz Fl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8277806084207" calcext:value-type="float">
            <text:p>0,0003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Andre Luis Thoma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3572958493866" calcext:value-type="float">
            <text:p>0,00032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Ivone Deconto Fur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9224831532197" calcext:value-type="float">
            <text:p>0,00031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Mariane Castanho Chris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9224831532197" calcext:value-type="float">
            <text:p>0,00031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Homero Farenz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319244376281" calcext:value-type="float">
            <text:p>0,0003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Janice Leiv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319244376281" calcext:value-type="float">
            <text:p>0,0003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Rubem Alexandre Fro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05186862005457" calcext:value-type="float">
            <text:p>0,0003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Odilson Peli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02379552491084" calcext:value-type="float">
            <text:p>0,0003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Vitor Manfr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02379552491084" calcext:value-type="float">
            <text:p>0,0003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Caio Vi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94220546004776" calcext:value-type="float">
            <text:p>0,00029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Flavio A de O Camar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94220546004776" calcext:value-type="float">
            <text:p>0,00029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Jose Ernani Schweng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8436283064406" calcext:value-type="float">
            <text:p>0,0002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Marcos M Cu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83285933880763" calcext:value-type="float">
            <text:p>0,00028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afael Tonini Mesqui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82335549214207" calcext:value-type="float">
            <text:p>0,00028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Heloisa Cohem Sfogg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75785451521224" calcext:value-type="float">
            <text:p>0,00027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Elbio Treicha Cardo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65048531668417" calcext:value-type="float">
            <text:p>0,00026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Marisa Cardo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64613516409124" calcext:value-type="float">
            <text:p>0,00026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Vera Wa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64613516409124" calcext:value-type="float">
            <text:p>0,00026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Paulo Sergio Gomes Roc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61593339441666" calcext:value-type="float">
            <text:p>0,0002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Maria de Souza Custo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6027453128246" calcext:value-type="float">
            <text:p>0,0002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Tatiane Paiva Per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4219076381111" calcext:value-type="float">
            <text:p>0,0002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Ricardo Sitya Arag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47396683659785" calcext:value-type="float">
            <text:p>0,0002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Caren Regina Cavichioli La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4711582437552" calcext:value-type="float">
            <text:p>0,0002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Fernando Gustavo Mohrdi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37158872173232" calcext:value-type="float">
            <text:p>0,00023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Karina Mayumi Hi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30528403180476" calcext:value-type="float">
            <text:p>0,0002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Cleber Abreu Bar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20180780605913" calcext:value-type="float">
            <text:p>0,0002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Marcos Roberto L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18603225512622" calcext:value-type="float">
            <text:p>0,00021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Marcia Rodrigues Caiaff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15305880615652" calcext:value-type="float">
            <text:p>0,0002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Antonio Chiara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Armando Correa Pache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Betania Loreci Lorencet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Carlos Andres Leguizamon Roj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Carlos Viruez Mard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Carmem Ilse Pinheiro Job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Dirceu Klep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Ervandil Correa Co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Flavia Charao Mar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Francisco de Jesus Vernet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Ibanor Anghino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Jessica Scheid da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Joao Luiz Reich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Joao Rui Jardim Fre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Joao Vieira Ne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Jorge Lop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Jose Carlos Fachin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Jose Fernando Schlos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Lucia Beatriz Lopes Ferreira Mard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Luciane Gau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Marc Francois Rich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Marcello Avila Mascarenh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Mariana Rosa da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Nelson Ferreira Fonto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Oromar Joao Ber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Patricia Menegaz de Far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Paulo Roberto Frenzel Muhlb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Quirijn de Jong Van Li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Rafael Lazz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Raul Dorf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Renato Cesar Ditt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Sueli So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Susana Ester Lop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Suzana Cavalli Mol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Thamara Luisa Staudt Schne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Vagner Brasil Co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Vivian Fis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1261425959781" calcext:value-type="float">
            <text:p>0,00073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Ana Carla Martins Vi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351794289344" calcext:value-type="float">
            <text:p>0,00056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Silvia Terra Ludw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351794289344" calcext:value-type="float">
            <text:p>0,00056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Babatunde Stephen Ojetund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3626313714572" calcext:value-type="float">
            <text:p>0,0004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Fabio Eduardo Schl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1640253229231" calcext:value-type="float">
            <text:p>0,0003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Ronald Ertl Pe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9233764151222" calcext:value-type="float">
            <text:p>0,00031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Veronica Alvarez P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1350919428493" calcext:value-type="float">
            <text:p>0,0003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Jose Ribamar da Cruz 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73412771644394" calcext:value-type="float">
            <text:p>0,00027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esar Henrique Espirito Candal P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68225400368119" calcext:value-type="float">
            <text:p>0,0002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Luiz Cezar Sou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65878025271774" calcext:value-type="float">
            <text:p>0,00026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Jose Antonio Louz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42012129096042" calcext:value-type="float">
            <text:p>0,0002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Miguel Vicente Weiss Fer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39801267131336" calcext:value-type="float">
            <text:p>0,0002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Gabriel Paulet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36354807348727" calcext:value-type="float">
            <text:p>0,00023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Sarita Mercedes Fernand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31207895708718" calcext:value-type="float">
            <text:p>0,00023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Alberto Enrique Becerril Ro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26883171100915" calcext:value-type="float">
            <text:p>0,0002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ristian Scalvi Lampugn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15361740747736" calcext:value-type="float">
            <text:p>0,00021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Rosiendi Polesello Meni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15361740747736" calcext:value-type="float">
            <text:p>0,00021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Andreia Guedes Gar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15340643329904" calcext:value-type="float">
            <text:p>0,0002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Elaine Bio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15340643329904" calcext:value-type="float">
            <text:p>0,0002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Gervasio Silva Carval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0373333923741" calcext:value-type="float">
            <text:p>0,00020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Fernando Padilla Po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8523819903712" calcext:value-type="float">
            <text:p>0,00019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Carlos Roberto Candem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7841711575982" calcext:value-type="float">
            <text:p>0,0001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Caroline de Brito Ol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6453380070292" calcext:value-type="float">
            <text:p>0,00019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Itamara Simoni Bass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84309757717225" calcext:value-type="float">
            <text:p>0,00018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Daiana Altha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80085698583997" calcext:value-type="float">
            <text:p>0,0001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Telmo Foc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79912500332794" calcext:value-type="float">
            <text:p>0,00018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Mimo Antonio Bar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62316802343443" calcext:value-type="float">
            <text:p>0,0001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Erivelton Scherer Ro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61782351836411" calcext:value-type="float">
            <text:p>0,00016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Arturo Sanchez P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09689213893967" calcext:value-type="float">
            <text:p>0,000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elso Pian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09689213893967" calcext:value-type="float">
            <text:p>0,0001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Fernando Adami Tcacen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09689213893967" calcext:value-type="float">
            <text:p>0,000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Junior Miranda Scheu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09689213893967" calcext:value-type="float">
            <text:p>0,0001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Marilda Pereira Por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09689213893967" calcext:value-type="float">
            <text:p>0,0001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Marioni Ines Dornelles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09689213893967" calcext:value-type="float">
            <text:p>0,0001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Milton Antonio Seganfre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09689213893967" calcext:value-type="float">
            <text:p>0,0001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Onofre Be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09689213893967" calcext:value-type="float">
            <text:p>0,0001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Regis Sivori Silva 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09689213893967" calcext:value-type="float">
            <text:p>0,000110</text:p>
          </table:table-cell>
          <table:table-cell office:value-type="float" office:value="111" calcext:value-type="float">
            <text:p>111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embros</text:p>
          </table:table-cell>
          <table:table-cell office:value-type="string" calcext:value-type="string">
            <text:p>Co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  <table:database-ranges>
        <table:database-range table:name="__Anonymous_Sheet_DB__0" table:target-range-address="Sheet1.A1:Sheet1.I1377">
          <table:sort>
            <table:sort-by table:field-number="2" table:order="descending" table:data-type="automatic"/>
            <table:sort-by table:field-number="4" table:order="descending" table:data-type="automatic"/>
            <table:sort-by table:field-number="5" table:order="descending" table:data-type="automatic"/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7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1:40:49.966440654</meta:creation-date>
    <dc:date>2025-11-29T11:46:58.828871782</dc:date>
    <meta:editing-duration>PT6M11S</meta:editing-duration>
    <meta:editing-cycles>2</meta:editing-cycles>
    <meta:generator>LibreOffice/7.3.7.2$Linux_X86_64 LibreOffice_project/30$Build-2</meta:generator>
    <meta:document-statistic meta:table-count="2" meta:cell-count="12658" meta:object-count="0"/>
  </office:meta>
</office:document-meta>
</file>